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ource Sans Pro" svg:font-family="'Source Sans Pro'"/>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998cm" fo:margin-left="1.27cm" table:align="left"/>
    </style:style>
    <style:style style:name="Tabla1.A" style:family="table-column">
      <style:table-column-properties style:column-width="2.163cm"/>
    </style:style>
    <style:style style:name="Tabla1.B" style:family="table-column">
      <style:table-column-properties style:column-width="7.904cm"/>
    </style:style>
    <style:style style:name="Tabla1.C" style:family="table-column">
      <style:table-column-properties style:column-width="5.932cm"/>
    </style:style>
    <style:style style:name="Tabla1.A1" style:family="table-cell">
      <style:table-cell-properties style:vertical-align="middle" fo:padding="0.176cm" fo:border="1pt solid #000000"/>
    </style:style>
    <style:style style:name="P1"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Source Sans Pro" fo:font-size="26pt" fo:font-style="normal" style:text-underline-style="none" fo:font-weight="normal" style:text-blinking="false" fo:background-color="transparent"/>
    </style:style>
    <style:style style:name="P2" style:family="paragraph" style:parent-style-name="Text_20_body">
      <style:paragraph-properties fo:margin-top="0cm" fo:margin-bottom="0.106cm" loext:contextual-spacing="false" fo:line-height="138%" fo:text-align="center" style:justify-single-word="false" style:writing-mode="lr-tb"/>
    </style:style>
    <style:style style:name="P3" style:family="paragraph" style:parent-style-name="Text_20_body">
      <style:paragraph-properties fo:margin-top="0cm" fo:margin-bottom="0.564cm" loext:contextual-spacing="false" fo:line-height="138%" style:writing-mode="lr-tb"/>
      <style:text-properties fo:font-variant="normal" fo:text-transform="none" fo:color="#666666" style:text-line-through-style="none" style:text-line-through-type="none" style:font-name="Source Sans Pro" fo:font-size="15pt" fo:font-style="normal" style:text-underline-style="none" fo:font-weight="normal" style:text-blinking="false" fo:background-color="transparent"/>
    </style:style>
    <style:style style:name="P4" style:family="paragraph" style:parent-style-name="Text_20_body">
      <style:paragraph-properties fo:margin-top="0cm" fo:margin-bottom="0.564cm" loext:contextual-spacing="false" fo:line-height="120%" style:writing-mode="lr-tb"/>
      <style:text-properties fo:font-variant="normal" fo:text-transform="none" fo:color="#666666" style:text-line-through-style="none" style:text-line-through-type="none" style:font-name="Arial" fo:font-size="15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text-underline-style="none" style:text-blinking="false" fo:background-color="#ffffff"/>
    </style:style>
    <style:style style:name="P6" style:family="paragraph" style:parent-style-name="Text_20_body">
      <loext:graphic-properties draw:fill="solid" draw:fill-color="#ffffff" draw:opacity="100%"/>
      <style:paragraph-properties fo:margin-top="0cm" fo:margin-bottom="0cm" loext:contextual-spacing="false" fo:line-height="138%" fo:text-align="center" style:justify-single-word="false"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3e8764" style:text-blinking="false" fo:background-color="#ffffff"/>
    </style:style>
    <style:style style:name="P7" style:family="paragraph" style:parent-style-name="Text_20_body">
      <loext:graphic-properties draw:fill="solid" draw:fill-color="#ffffff" draw:opacity="100%"/>
      <style:paragraph-properties fo:margin-top="0cm" fo:margin-bottom="0cm" loext:contextual-spacing="false" fo:line-height="138%" fo:text-align="center" style:justify-single-word="false"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40cdf6" style:text-blinking="false" fo:background-color="#ffffff"/>
    </style:style>
    <style:style style:name="P8" style:family="paragraph" style:parent-style-name="Text_20_body">
      <loext:graphic-properties draw:fill="none" draw:fill-color="#ffffff"/>
      <style:paragraph-properties fo:margin-top="0cm" fo:margin-bottom="0cm" loext:contextual-spacing="false" fo:line-height="138%" fo:text-align="center" style:justify-single-word="false" fo:background-color="transparent" style:writing-mode="lr-tb"/>
      <style:text-properties fo:font-variant="normal" fo:text-transform="none" fo:color="#222222" style:text-line-through-style="none" style:text-line-through-type="none" style:font-name="Source Sans Pro" fo:font-size="10.5pt" fo:font-style="normal" style:text-underline-style="none" fo:font-weight="normal" officeooo:rsid="002d0625" officeooo:paragraph-rsid="002d0625" style:text-blinking="false" fo:background-color="#ffffff"/>
    </style:style>
    <style:style style:name="P9" style:family="paragraph" style:parent-style-name="Text_20_body">
      <loext:graphic-properties draw:fill="solid" draw:fill-color="#ffffff" draw:opacity="100%"/>
      <style:paragraph-properties fo:margin-top="0cm" fo:margin-bottom="0cm" loext:contextual-spacing="false" fo:line-height="138%" fo:text-align="center" style:justify-single-word="false"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rsid="003e8764" officeooo:paragraph-rsid="003e8764" style:text-blinking="false" fo:background-color="#ffffff"/>
    </style:style>
    <style:style style:name="P10" style:family="paragraph" style:parent-style-name="Text_20_body">
      <loext:graphic-properties draw:fill="solid" draw:fill-color="#ffffff" draw:opacity="100%"/>
      <style:paragraph-properties fo:margin-top="0cm" fo:margin-bottom="0cm" loext:contextual-spacing="false" fo:line-height="138%" fo:text-align="center" style:justify-single-word="false"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rsid="003e8764" officeooo:paragraph-rsid="0040cdf6" style:text-blinking="false" fo:background-color="#ffffff"/>
    </style:style>
    <style:style style:name="P11" style:family="paragraph" style:parent-style-name="Text_20_body">
      <loext:graphic-properties draw:fill="solid" draw:fill-color="#ffffff" draw:opacity="100%"/>
      <style:paragraph-properties fo:margin-top="0cm" fo:margin-bottom="0cm" loext:contextual-spacing="false" fo:line-height="138%" fo:text-align="center" style:justify-single-word="false"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rsid="0061b77e" officeooo:paragraph-rsid="0061b77e" style:text-blinking="false" fo:background-color="#ffffff"/>
    </style:style>
    <style:style style:name="P12"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14" style:family="paragraph" style:parent-style-name="Text_20_body">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transparent"/>
    </style:style>
    <style:style style:name="P15"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222222" style:text-line-through-style="none" style:text-line-through-type="none" style:font-name="Source Sans Pro" fo:font-size="9pt" fo:font-style="normal" style:text-underline-style="none" fo:font-weight="normal" officeooo:rsid="00b1a790" officeooo:paragraph-rsid="0014dbbd" style:text-blinking="false" fo:background-color="#ffffff" style:font-size-asian="9pt" style:font-weight-asian="normal" style:font-size-complex="9pt" style:font-weight-complex="normal"/>
    </style:style>
    <style:style style:name="P16" style:family="paragraph" style:parent-style-name="Text_20_body">
      <style:paragraph-properties fo:margin-top="0cm" fo:margin-bottom="0cm" loext:contextual-spacing="false" fo:line-height="138%" style:writing-mode="lr-tb"/>
    </style:style>
    <style:style style:name="P17" style:family="paragraph" style:parent-style-name="Table_20_Contents">
      <style:paragraph-properties fo:margin-top="0cm" fo:margin-bottom="0cm" loext:contextual-spacing="false" fo:line-height="120%" style:writing-mode="lr-tb"/>
      <style:text-properties fo:font-variant="normal" fo:text-transform="none" fo:color="#222222" style:text-line-through-style="none" style:text-line-through-type="none" style:font-name="Source Sans Pro" fo:font-size="10.5pt" fo:font-style="normal" style:text-underline-style="none" fo:font-weight="normal" style:text-blinking="false" fo:background-color="#ffffff"/>
    </style:style>
    <style:style style:name="P18" style:family="paragraph" style:parent-style-name="Text_20_body">
      <style:paragraph-properties fo:margin-left="1.27cm" fo:margin-right="0cm" fo:text-indent="0cm" style:auto-text-indent="false"/>
    </style:style>
    <style:style style:name="P19"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20"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08e909d" style:text-blinking="false" fo:background-color="#ffffff"/>
    </style:style>
    <style:style style:name="P21"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0a4c64" style:text-blinking="false" fo:background-color="#ffffff"/>
    </style:style>
    <style:style style:name="P2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23"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22222" style:text-line-through-style="none" style:text-line-through-type="none" style:font-name="Source Sans Pro" fo:font-size="10pt" fo:font-style="italic" style:text-underline-style="solid" style:text-underline-width="auto" style:text-underline-color="font-color" fo:font-weight="bold" style:text-blinking="false" fo:background-color="#ffffff" style:font-style-asian="italic" style:font-weight-asian="bold" style:font-style-complex="italic" style:font-weight-complex="bold"/>
    </style:style>
    <style:style style:name="P24" style:family="paragraph" style:parent-style-name="Text_20_body">
      <style:paragraph-properties fo:margin-left="0cm" fo:margin-right="0cm" fo:margin-top="0cm" fo:margin-bottom="0cm" loext:contextual-spacing="false" fo:line-height="120%" fo:text-align="center" style:justify-single-word="false" fo:text-indent="1.27cm" style:auto-text-indent="false" style:writing-mode="lr-tb"/>
      <style:text-properties fo:font-variant="normal" fo:text-transform="none" fo:color="#222222" style:text-line-through-style="none" style:text-line-through-type="none" style:font-name="Source Sans Pro" fo:font-size="7pt" fo:font-style="normal" style:text-underline-style="none" fo:font-weight="normal" style:text-blinking="false" fo:background-color="#ffffff" style:font-size-asian="7pt" style:font-size-complex="7pt"/>
    </style:style>
    <style:style style:name="P25" style:family="paragraph" style:parent-style-name="Text_20_body">
      <style:paragraph-properties fo:margin-left="0cm" fo:margin-right="0cm" fo:margin-top="0cm" fo:margin-bottom="0cm" loext:contextual-spacing="false" fo:line-height="120%" fo:text-align="center" style:justify-single-word="false" fo:text-indent="1.27cm" style:auto-text-indent="false" style:writing-mode="lr-tb"/>
      <style:text-properties fo:font-variant="normal" fo:text-transform="none" fo:color="#222222" style:text-line-through-style="none" style:text-line-through-type="none" style:font-name="Source Sans Pro" fo:font-size="9pt" fo:font-style="normal" style:text-underline-style="none" fo:font-weight="normal" style:text-blinking="false" fo:background-color="#ffffff" style:font-size-asian="9pt" style:font-size-complex="9pt"/>
    </style:style>
    <style:style style:name="P2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22222" style:font-name="Source Sans Pro" fo:font-size="10pt" fo:font-style="italic" style:text-underline-style="solid" style:text-underline-width="auto" style:text-underline-color="font-color" fo:font-weight="bold" fo:background-color="#ffffff"/>
    </style:style>
    <style:style style:name="P27" style:family="paragraph" style:parent-style-name="Text_20_body">
      <style:paragraph-properties fo:margin-left="0cm" fo:margin-right="0cm" fo:margin-top="0cm" fo:margin-bottom="0cm" loext:contextual-spacing="false" fo:line-height="138%" fo:text-indent="1.217cm" style:auto-text-indent="false" style:writing-mode="lr-tb"/>
    </style:style>
    <style:style style:name="P28" style:family="paragraph" style:parent-style-name="Text_20_body">
      <style:paragraph-properties fo:margin-left="0cm" fo:margin-right="0cm" fo:margin-top="0cm" fo:margin-bottom="0cm" loext:contextual-spacing="false" fo:line-height="138%" fo:text-indent="1.217cm" style:auto-text-indent="false" style:writing-mode="lr-tb"/>
      <style:text-properties officeooo:paragraph-rsid="01418b92"/>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size="9pt" style:font-size-asian="9pt" style:font-size-complex="9pt"/>
    </style:style>
    <style:style style:name="P31" style:family="paragraph" style:parent-style-name="Text_20_body">
      <style:paragraph-properties fo:line-height="100%" fo:text-align="center" style:justify-single-word="false"/>
      <style:text-properties fo:font-size="9pt" officeooo:paragraph-rsid="0193ec1c" style:font-size-asian="9pt" style:font-size-complex="9pt"/>
    </style:style>
    <style:style style:name="P32"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officeooo:paragraph-rsid="00abd854"/>
    </style:style>
    <style:style style:name="P3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officeooo:paragraph-rsid="0007e95b"/>
    </style:style>
    <style:style style:name="P34" style:family="paragraph" style:parent-style-name="Text_20_body" style:list-style-name="L9">
      <loext:graphic-properties draw:fill="solid" draw:fill-color="#ffffff" draw:opacity="100%"/>
      <style:paragraph-properties fo:margin-top="0cm" fo:margin-bottom="0cm" loext:contextual-spacing="false" fo:line-height="138%" fo:background-color="#ffffff" style:writing-mode="lr-tb"/>
      <style:text-properties officeooo:paragraph-rsid="002be588"/>
    </style:style>
    <style:style style:name="P35" style:family="paragraph" style:parent-style-name="Text_20_body" style:list-style-name="L11">
      <loext:graphic-properties draw:fill="solid" draw:fill-color="#ffffff" draw:opacity="100%"/>
      <style:paragraph-properties fo:margin-top="0cm" fo:margin-bottom="0cm" loext:contextual-spacing="false" fo:line-height="138%" fo:background-color="#ffffff" style:writing-mode="lr-tb"/>
    </style:style>
    <style:style style:name="P36"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222222" style:text-line-through-style="none" style:text-line-through-type="none" style:font-name="Source Sans Pro" fo:font-size="11pt" fo:font-style="normal" style:text-underline-style="none" fo:font-weight="normal" officeooo:rsid="000b15a6" officeooo:paragraph-rsid="000b15a6" style:text-blinking="false" fo:background-color="transparent"/>
    </style:style>
    <style:style style:name="P37"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222222" style:text-line-through-style="none" style:text-line-through-type="none" style:font-name="Source Sans Pro" fo:font-size="10.5pt" fo:font-style="normal" style:text-underline-style="none" fo:font-weight="normal" style:text-blinking="false" fo:background-color="#ffffff"/>
    </style:style>
    <style:style style:name="P38" style:family="paragraph" style:parent-style-name="Text_20_body" style:list-style-name="L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28778b" style:text-blinking="false" fo:background-color="#ffffff"/>
    </style:style>
    <style:style style:name="P39"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b74565" style:text-blinking="false" fo:background-color="#ffffff"/>
    </style:style>
    <style:style style:name="P40" style:family="paragraph" style:parent-style-name="Text_20_body" style:list-style-name="L7">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style:text-blinking="false" fo:background-color="#ffffff"/>
    </style:style>
    <style:style style:name="P41" style:family="paragraph" style:parent-style-name="Text_20_body" style:list-style-name="L8">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style:text-blinking="false" fo:background-color="#ffffff"/>
    </style:style>
    <style:style style:name="P42" style:family="paragraph" style:parent-style-name="Text_20_body" style:list-style-name="L1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style:text-blinking="false" fo:background-color="#ffffff"/>
    </style:style>
    <style:style style:name="P43" style:family="paragraph" style:parent-style-name="Text_20_body" style:list-style-name="L12">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c225ab" style:text-blinking="false" fo:background-color="#ffffff"/>
    </style:style>
    <style:style style:name="P44" style:family="paragraph" style:parent-style-name="Text_20_body" style:list-style-name="L12">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bf0877" style:text-blinking="false" fo:background-color="#ffffff"/>
    </style:style>
    <style:style style:name="P45" style:family="paragraph" style:parent-style-name="Text_20_body" style:list-style-name="L1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style:text-blinking="false" fo:background-color="#ffffff"/>
    </style:style>
    <style:style style:name="P46"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d538d1" style:text-blinking="false" fo:background-color="#ffffff"/>
    </style:style>
    <style:style style:name="P47"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dc4420" style:text-blinking="false" fo:background-color="#ffffff"/>
    </style:style>
    <style:style style:name="P48"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467597" style:text-blinking="false" fo:background-color="#ffffff"/>
    </style:style>
    <style:style style:name="P49"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43b469" style:text-blinking="false" fo:background-color="#ffffff"/>
    </style:style>
    <style:style style:name="P50"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style:text-blinking="false" fo:background-color="#ffffff"/>
    </style:style>
    <style:style style:name="P51"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e28660" style:text-blinking="false" fo:background-color="#ffffff"/>
    </style:style>
    <style:style style:name="P52"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e5bffe" style:text-blinking="false" fo:background-color="#ffffff"/>
    </style:style>
    <style:style style:name="P53"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ece9fd" style:text-blinking="false" fo:background-color="#ffffff"/>
    </style:style>
    <style:style style:name="P54"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6212aa" style:text-blinking="false" fo:background-color="#ffffff"/>
    </style:style>
    <style:style style:name="P55"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5a8c55" style:text-blinking="false" fo:background-color="#ffffff"/>
    </style:style>
    <style:style style:name="P56"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222222" style:text-line-through-style="none" style:text-line-through-type="none" style:font-name="Source Sans Pro" fo:font-size="10.5pt" fo:font-style="normal" style:text-underline-style="none" fo:font-weight="normal" officeooo:rsid="0014dbbd" officeooo:paragraph-rsid="0014dbbd" style:text-blinking="false" fo:background-color="#ffffff"/>
    </style:style>
    <style:style style:name="P57" style:family="paragraph" style:parent-style-name="Text_20_body" style:list-style-name="L10">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rsid="00324eb2" officeooo:paragraph-rsid="00324eb2" style:text-blinking="false" fo:background-color="#ffffff"/>
    </style:style>
    <style:style style:name="P58" style:family="paragraph" style:parent-style-name="Text_20_body" style:list-style-name="L12">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rsid="00c2b4f4" officeooo:paragraph-rsid="00c225ab" style:text-blinking="false" fo:background-color="#ffffff" style:font-size-asian="10.5pt" style:font-size-complex="10.5pt"/>
    </style:style>
    <style:style style:name="P59" style:family="paragraph" style:parent-style-name="Text_20_body" style:list-style-name="L12">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c225ab" style:text-blinking="false" fo:background-color="#ffffff" style:font-size-asian="10.5pt" style:font-size-complex="10.5pt"/>
    </style:style>
    <style:style style:name="P60" style:family="paragraph" style:parent-style-name="Text_20_body" style:list-style-name="L12">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c3c6d6" style:text-blinking="false" fo:background-color="#ffffff" style:font-size-asian="10.5pt" style:font-size-complex="10.5pt"/>
    </style:style>
    <style:style style:name="P61" style:family="paragraph" style:parent-style-name="Text_20_body" style:list-style-name="L14">
      <loext:graphic-properties draw:fill="solid" draw:fill-color="#ffffff" draw:opacity="100%"/>
      <style:paragraph-properties fo:margin-top="0cm" fo:margin-bottom="0cm" loext:contextual-spacing="false" fo:line-height="138%" fo:text-align="center" style:justify-single-word="false"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rsid="00588f30" officeooo:paragraph-rsid="00588f30" style:text-blinking="false" fo:background-color="#ffffff"/>
    </style:style>
    <style:style style:name="P62" style:family="paragraph" style:parent-style-name="Text_20_body" style:list-style-name="L14">
      <loext:graphic-properties draw:fill="solid" draw:fill-color="#ffffff" draw:opacity="100%"/>
      <style:paragraph-properties fo:margin-top="0cm" fo:margin-bottom="0cm" loext:contextual-spacing="false" fo:line-height="138%" fo:text-align="center" style:justify-single-word="false"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rsid="0061b77e" officeooo:paragraph-rsid="0061b77e" style:text-blinking="false" fo:background-color="#ffffff"/>
    </style:style>
    <style:style style:name="P63" style:family="paragraph" style:parent-style-name="Text_20_body" style:list-style-name="L5">
      <loext:graphic-properties draw:fill="solid" draw:fill-color="#ffffff" draw:opacity="100%"/>
      <style:paragraph-properties fo:margin-top="0cm" fo:margin-bottom="0cm" loext:contextual-spacing="false"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style:text-blinking="false"/>
    </style:style>
    <style:style style:name="P64"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6212aa" style:text-blinking="false"/>
    </style:style>
    <style:style style:name="P65"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officeooo:paragraph-rsid="00f60ff5" style:text-blinking="false"/>
    </style:style>
    <style:style style:name="P66"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style:text-blinking="false"/>
    </style:style>
    <style:style style:name="P67" style:family="paragraph" style:parent-style-name="Text_20_body" style:list-style-name="L14">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normal" style:text-blinking="false"/>
    </style:style>
    <style:style style:name="P68"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none" fo:font-weight="bold" style:text-blinking="false" fo:background-color="#ffffff"/>
    </style:style>
    <style:style style:name="P69" style:family="paragraph" style:parent-style-name="Text_20_body" style:list-style-name="L9">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solid" style:text-underline-width="auto" style:text-underline-color="font-color" fo:font-weight="normal" officeooo:rsid="002be588" style:text-blinking="false" fo:background-color="#ffffff"/>
    </style:style>
    <style:style style:name="P70" style:family="paragraph" style:parent-style-name="Text_20_body" style:list-style-name="L10">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solid" style:text-underline-width="auto" style:text-underline-color="font-color" fo:font-weight="normal" officeooo:rsid="0031ba6c" officeooo:paragraph-rsid="0031ba6c" style:text-blinking="false" fo:background-color="#ffffff"/>
    </style:style>
    <style:style style:name="P71" style:family="paragraph" style:parent-style-name="Text_20_body" style:list-style-name="L12">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5pt" fo:font-style="normal" style:text-underline-style="solid" style:text-underline-width="auto" style:text-underline-color="font-color" fo:font-weight="normal" officeooo:rsid="00c225ab" officeooo:paragraph-rsid="00c225ab" style:text-blinking="false" fo:background-color="#ffffff" style:font-size-asian="10.5pt" style:font-size-complex="10.5pt"/>
    </style:style>
    <style:style style:name="P72" style:family="paragraph" style:parent-style-name="Text_20_body" style:list-style-name="L14">
      <loext:graphic-properties draw:fill="solid" draw:fill-color="#ffffff" draw:opacity="100%"/>
      <style:paragraph-properties fo:margin-top="0cm" fo:margin-bottom="0cm" loext:contextual-spacing="false" fo:line-height="138%" fo:text-align="start" style:justify-single-word="false" fo:background-color="#ffffff" style:writing-mode="lr-tb"/>
      <style:text-properties fo:font-variant="normal" fo:text-transform="none" fo:color="#222222" style:text-line-through-style="none" style:text-line-through-type="none" style:font-name="Source Sans Pro" fo:font-size="10.5pt" fo:font-style="normal" style:text-underline-style="solid" style:text-underline-width="auto" style:text-underline-color="font-color" fo:font-weight="normal" officeooo:paragraph-rsid="0061b77e" style:text-blinking="false" fo:background-color="#ffffff"/>
    </style:style>
    <style:style style:name="P73" style:family="paragraph" style:parent-style-name="Text_20_body" style:list-style-name="L14">
      <loext:graphic-properties draw:fill="solid" draw:fill-color="#ffffff" draw:opacity="100%"/>
      <style:paragraph-properties fo:margin-top="0cm" fo:margin-bottom="0cm" loext:contextual-spacing="false" fo:line-height="138%" fo:text-align="center" style:justify-single-word="false" fo:background-color="#ffffff" style:writing-mode="lr-tb"/>
      <style:text-properties fo:font-variant="normal" fo:text-transform="none" fo:color="#222222" style:text-line-through-style="none" style:text-line-through-type="none" style:font-name="Source Sans Pro" fo:font-size="9pt" fo:font-style="normal" style:text-underline-style="none" fo:font-weight="normal" officeooo:paragraph-rsid="00f60ff5" style:text-blinking="false" style:font-size-asian="9pt" style:font-size-complex="9pt"/>
    </style:style>
    <style:style style:name="P74"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bold" style:text-blinking="false" fo:background-color="#ffffff"/>
    </style:style>
    <style:style style:name="P75" style:family="paragraph" style:parent-style-name="Text_20_body" style:list-style-name="L14">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bold" style:text-blinking="false" fo:background-color="#ffffff"/>
    </style:style>
    <style:style style:name="P76"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77" style:family="paragraph" style:parent-style-name="Text_20_body" style:list-style-name="L15">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78" style:family="paragraph" style:parent-style-name="Text_20_body" style:list-style-name="L17">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08623fd" style:text-blinking="false" fo:background-color="#ffffff"/>
    </style:style>
    <style:style style:name="P79" style:family="paragraph" style:parent-style-name="Text_20_body" style:list-style-name="L18">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80" style:family="paragraph" style:parent-style-name="Text_20_body" style:list-style-name="L20">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27c31c" style:text-blinking="false" fo:background-color="#ffffff"/>
    </style:style>
    <style:style style:name="P81" style:family="paragraph" style:parent-style-name="Text_20_body" style:list-style-name="L20">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21e556" style:text-blinking="false" fo:background-color="#ffffff"/>
    </style:style>
    <style:style style:name="P82" style:family="paragraph" style:parent-style-name="Text_20_body" style:list-style-name="L2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83" style:family="paragraph" style:parent-style-name="Text_20_body" style:list-style-name="L2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84" style:family="paragraph" style:parent-style-name="Text_20_body" style:list-style-name="L25">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49caec" style:text-blinking="false" fo:background-color="#ffffff"/>
    </style:style>
    <style:style style:name="P85" style:family="paragraph" style:parent-style-name="Text_20_body" style:list-style-name="L25">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4bae73" style:text-blinking="false" fo:background-color="#ffffff"/>
    </style:style>
    <style:style style:name="P86" style:family="paragraph" style:parent-style-name="Text_20_body" style:list-style-name="L2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87" style:family="paragraph" style:parent-style-name="Text_20_body" style:list-style-name="L4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88" style:family="paragraph" style:parent-style-name="Text_20_body" style:list-style-name="L42">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89" style:family="paragraph" style:parent-style-name="Text_20_body" style:list-style-name="L4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c62c92" style:text-blinking="false" fo:background-color="#ffffff"/>
    </style:style>
    <style:style style:name="P90" style:family="paragraph" style:parent-style-name="Text_20_body" style:list-style-name="L4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91" style:family="paragraph" style:parent-style-name="Text_20_body" style:list-style-name="L45">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92" style:family="paragraph" style:parent-style-name="Text_20_body" style:list-style-name="L4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93" style:family="paragraph" style:parent-style-name="Text_20_body" style:list-style-name="L47">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94" style:family="paragraph" style:parent-style-name="Text_20_body" style:list-style-name="L14">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95" style:family="paragraph" style:parent-style-name="Text_20_body" style:list-style-name="L25">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rsid="009b5eee" officeooo:paragraph-rsid="0149caec" style:text-blinking="false" fo:background-color="#ffffff"/>
    </style:style>
    <style:style style:name="P96" style:family="paragraph" style:parent-style-name="Text_20_body" style:list-style-name="L19">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97" style:family="paragraph" style:parent-style-name="Text_20_body" style:list-style-name="L2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09fb74c" style:text-blinking="false"/>
    </style:style>
    <style:style style:name="P98" style:family="paragraph" style:parent-style-name="Text_20_body" style:list-style-name="L48">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99" style:family="paragraph" style:parent-style-name="Text_20_body" style:list-style-name="L24">
      <loext:graphic-properties draw:fill="solid" draw:fill-color="#ffffff" draw:opacity="100%"/>
      <style:paragraph-properties fo:margin-top="0cm" fo:margin-bottom="0cm" loext:contextual-spacing="false"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100" style:family="paragraph" style:parent-style-name="Text_20_body" style:list-style-name="L2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6238ef" style:text-blinking="false" style:font-size-asian="10pt" style:font-size-complex="10pt"/>
    </style:style>
    <style:style style:name="P101" style:family="paragraph" style:parent-style-name="Text_20_body" style:list-style-name="L2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font-size-asian="10pt" style:font-size-complex="10pt"/>
    </style:style>
    <style:style style:name="P102" style:family="paragraph" style:parent-style-name="Text_20_body" style:list-style-name="L27">
      <loext:graphic-properties draw:fill="solid" draw:fill-color="#ffffff" draw:opacity="100%"/>
      <style:paragraph-properties fo:margin-top="0cm" fo:margin-bottom="0cm" loext:contextual-spacing="false"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103" style:family="paragraph" style:parent-style-name="Text_20_body" style:list-style-name="L29">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transparent"/>
    </style:style>
    <style:style style:name="P104" style:family="paragraph" style:parent-style-name="Text_20_body" style:list-style-name="L31">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a0ced6" style:text-blinking="false" fo:background-color="transparent"/>
    </style:style>
    <style:style style:name="P105" style:family="paragraph" style:parent-style-name="Text_20_body" style:list-style-name="L32">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transparent"/>
    </style:style>
    <style:style style:name="P106" style:family="paragraph" style:parent-style-name="Text_20_body" style:list-style-name="L33">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transparent"/>
    </style:style>
    <style:style style:name="P107" style:family="paragraph" style:parent-style-name="Text_20_body" style:list-style-name="L34">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transparent"/>
    </style:style>
    <style:style style:name="P108" style:family="paragraph" style:parent-style-name="Text_20_body" style:list-style-name="L34">
      <loext:graphic-properties draw:fill="none" draw:fill-color="#ffffff"/>
      <style:paragraph-properties fo:margin-top="0cm" fo:margin-bottom="0cm" loext:contextual-spacing="false" fo:line-height="120%"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transparent"/>
    </style:style>
    <style:style style:name="P109" style:family="paragraph" style:parent-style-name="Text_20_body" style:list-style-name="L35">
      <loext:graphic-properties draw:fill="none" draw:fill-color="#ffffff"/>
      <style:paragraph-properties fo:margin-top="0cm" fo:margin-bottom="0cm" loext:contextual-spacing="false" fo:line-height="120%"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transparent"/>
    </style:style>
    <style:style style:name="P110" style:family="paragraph" style:parent-style-name="Text_20_body" style:list-style-name="L40">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transparent"/>
    </style:style>
    <style:style style:name="P111" style:family="paragraph" style:parent-style-name="Text_20_body" style:list-style-name="L49">
      <loext:graphic-properties draw:fill="solid" draw:fill-color="#ffffff" draw:opacity="100%"/>
      <style:paragraph-properties fo:margin-top="0cm" fo:margin-bottom="0cm" loext:contextual-spacing="false" fo:line-height="120%"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transparent"/>
    </style:style>
    <style:style style:name="P112" style:family="paragraph" style:parent-style-name="Text_20_body" style:list-style-name="L49">
      <loext:graphic-properties draw:fill="none" draw:fill-color="#ffffff"/>
      <style:paragraph-properties fo:margin-top="0cm" fo:margin-bottom="0cm" loext:contextual-spacing="false"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113" style:family="paragraph" style:parent-style-name="Text_20_body" style:list-style-name="L2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font-name="Source Sans Pro" fo:font-size="10pt" fo:font-style="normal" style:text-underline-style="solid" style:text-underline-width="auto" style:text-underline-color="font-color" fo:font-weight="normal" style:text-blinking="false" fo:background-color="#ffffff" style:font-weight-asian="normal" style:font-weight-complex="normal"/>
    </style:style>
    <style:style style:name="P114" style:family="paragraph" style:parent-style-name="Text_20_body" style:list-style-name="L35">
      <loext:graphic-properties draw:fill="none" draw:fill-color="#ffffff"/>
      <style:paragraph-properties fo:margin-top="0cm" fo:margin-bottom="0cm" loext:contextual-spacing="false" fo:line-height="120%" fo:background-color="transparent" style:writing-mode="lr-tb"/>
      <style:text-properties fo:font-variant="normal" fo:text-transform="none" fo:color="#222222" style:text-line-through-style="none" style:text-line-through-type="none" style:font-name="Source Sans Pro" fo:font-size="8pt" fo:font-style="normal" style:text-underline-style="none" fo:font-weight="normal" style:text-blinking="false"/>
    </style:style>
    <style:style style:name="P115" style:family="paragraph" style:parent-style-name="Text_20_body" style:list-style-name="L1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text-underline-style="none" style:text-blinking="false" fo:background-color="#ffffff"/>
    </style:style>
    <style:style style:name="P116" style:family="paragraph" style:parent-style-name="Text_20_body" style:list-style-name="L30">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Source Sans Pro" fo:font-size="10pt" fo:font-style="normal" style:text-underline-style="none" fo:font-weight="normal" style:text-blinking="false"/>
    </style:style>
    <style:style style:name="P117" style:family="paragraph" style:parent-style-name="Text_20_body" style:list-style-name="L36">
      <loext:graphic-properties draw:fill="none" draw:fill-color="#ffffff"/>
      <style:paragraph-properties fo:margin-top="0cm" fo:margin-bottom="0cm" loext:contextual-spacing="false" fo:background-color="transparent" style:writing-mode="lr-tb"/>
      <style:text-properties fo:font-variant="normal" fo:text-transform="none" fo:color="#434343" style:text-line-through-style="none" style:text-line-through-type="none" style:font-name="Source Sans Pro" fo:font-size="11pt" fo:font-style="normal" style:text-underline-style="none" fo:font-weight="normal" style:text-blinking="false"/>
    </style:style>
    <style:style style:name="P118" style:family="paragraph" style:parent-style-name="Text_20_body" style:list-style-name="L38">
      <loext:graphic-properties draw:fill="none" draw:fill-color="#ffffff"/>
      <style:paragraph-properties fo:margin-top="0cm" fo:margin-bottom="0cm" loext:contextual-spacing="false" fo:background-color="transparent" style:writing-mode="lr-tb"/>
      <style:text-properties fo:font-variant="normal" fo:text-transform="none" fo:color="#434343" style:text-line-through-style="none" style:text-line-through-type="none" style:font-name="Source Sans Pro" fo:font-size="11pt" fo:font-style="normal" style:text-underline-style="none" fo:font-weight="normal" style:text-blinking="false"/>
    </style:style>
    <style:style style:name="P119" style:family="paragraph" style:parent-style-name="Text_20_body" style:list-style-name="L4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808080" style:text-line-through-style="none" style:text-line-through-type="none" style:font-name="Source Sans Pro" fo:font-size="10pt" fo:font-style="normal" style:text-underline-style="none" fo:font-weight="normal" officeooo:paragraph-rsid="01c62c92" style:text-blinking="false" fo:background-color="#ffffff"/>
    </style:style>
    <style:style style:name="P120" style:family="paragraph" style:parent-style-name="Text_20_body" style:list-style-name="L28">
      <loext:graphic-properties draw:fill="solid" draw:fill-color="#ffffff" draw:opacity="100%"/>
      <style:paragraph-properties fo:margin-top="0cm" fo:margin-bottom="0cm" loext:contextual-spacing="false" fo:line-height="120%" fo:background-color="#ffffff" style:writing-mode="lr-tb"/>
    </style:style>
    <style:style style:name="P121" style:family="paragraph" style:parent-style-name="Text_20_body" style:list-style-name="L29">
      <loext:graphic-properties draw:fill="solid" draw:fill-color="#ffffff" draw:opacity="100%"/>
      <style:paragraph-properties fo:margin-top="0cm" fo:margin-bottom="0cm" loext:contextual-spacing="false" fo:line-height="120%" fo:background-color="#ffffff" style:writing-mode="lr-tb"/>
    </style:style>
    <style:style style:name="P122" style:family="paragraph" style:parent-style-name="Text_20_body" style:list-style-name="L16">
      <loext:graphic-properties draw:fill="solid" draw:fill-color="#ffffff" draw:opacity="100%"/>
      <style:paragraph-properties fo:margin-left="1.27cm" fo:margin-right="0cm" fo:margin-top="0cm" fo:margin-bottom="0cm" loext:contextual-spacing="false" fo:line-height="120%" fo:text-indent="0cm" style:auto-text-indent="false"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123" style:family="paragraph" style:parent-style-name="Text_20_body" style:list-style-name="L22">
      <loext:graphic-properties draw:fill="solid" draw:fill-color="#ffffff" draw:opacity="100%"/>
      <style:paragraph-properties fo:margin-left="1.27cm" fo:margin-right="0cm" fo:margin-top="0cm" fo:margin-bottom="0cm" loext:contextual-spacing="false" fo:line-height="138%" fo:text-indent="0cm" style:auto-text-indent="false"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124" style:family="paragraph" style:parent-style-name="Text_20_body" style:list-style-name="L22">
      <loext:graphic-properties draw:fill="solid" draw:fill-color="#ffffff" draw:opacity="100%"/>
      <style:paragraph-properties fo:margin-left="1.27cm" fo:margin-right="0cm" fo:margin-top="0cm" fo:margin-bottom="0cm" loext:contextual-spacing="false" fo:line-height="138%" fo:text-indent="0cm" style:auto-text-indent="false"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29e54a" style:text-blinking="false" fo:background-color="#ffffff"/>
    </style:style>
    <style:style style:name="P125" style:family="paragraph" style:parent-style-name="Text_20_body" style:list-style-name="L22">
      <loext:graphic-properties draw:fill="solid" draw:fill-color="#ffffff" draw:opacity="100%"/>
      <style:paragraph-properties fo:margin-left="1.27cm" fo:margin-right="0cm" fo:margin-top="0cm" fo:margin-bottom="0cm" loext:contextual-spacing="false" fo:line-height="138%" fo:text-indent="0cm" style:auto-text-indent="false"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1c5103" style:text-blinking="false" fo:background-color="#ffffff"/>
    </style:style>
    <style:style style:name="P126" style:family="paragraph" style:parent-style-name="Text_20_body" style:list-style-name="L37">
      <loext:graphic-properties draw:fill="none" draw:fill-color="#ffffff"/>
      <style:paragraph-properties fo:margin-left="1.27cm" fo:margin-right="0cm" fo:margin-top="0cm" fo:margin-bottom="0cm" loext:contextual-spacing="false" fo:line-height="120%" fo:text-indent="0cm" style:auto-text-indent="false"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officeooo:paragraph-rsid="01ac6188" style:text-blinking="false"/>
    </style:style>
    <style:style style:name="P127" style:family="paragraph" style:parent-style-name="Text_20_body" style:list-style-name="L37">
      <loext:graphic-properties draw:fill="none" draw:fill-color="#ffffff"/>
      <style:paragraph-properties fo:margin-left="1.27cm" fo:margin-right="0cm" fo:margin-top="0cm" fo:margin-bottom="0cm" loext:contextual-spacing="false" fo:line-height="120%" fo:text-indent="0cm" style:auto-text-indent="false"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128" style:family="paragraph" style:parent-style-name="Text_20_body" style:list-style-name="L39">
      <loext:graphic-properties draw:fill="none" draw:fill-color="#ffffff"/>
      <style:paragraph-properties fo:margin-left="1.27cm" fo:margin-right="0cm" fo:margin-top="0cm" fo:margin-bottom="0cm" loext:contextual-spacing="false" fo:line-height="120%" fo:text-indent="0cm" style:auto-text-indent="false"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129" style:family="paragraph" style:parent-style-name="Text_20_body" style:list-style-name="L50">
      <loext:graphic-properties draw:fill="none" draw:fill-color="#ffffff"/>
      <style:paragraph-properties fo:margin-left="1.27cm" fo:margin-right="0cm" fo:margin-top="0cm" fo:margin-bottom="0cm" loext:contextual-spacing="false" fo:line-height="120%" fo:text-indent="0cm" style:auto-text-indent="false"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130" style:family="paragraph" style:parent-style-name="Text_20_body" style:list-style-name="L37">
      <loext:graphic-properties draw:fill="none" draw:fill-color="#ffffff"/>
      <style:paragraph-properties fo:margin-left="1.27cm" fo:margin-right="0cm" fo:margin-top="0cm" fo:margin-bottom="0cm" loext:contextual-spacing="false" fo:line-height="120%" fo:text-indent="0cm" style:auto-text-indent="false"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officeooo:rsid="01ac6188" officeooo:paragraph-rsid="01ac6188" style:text-blinking="false" fo:background-color="transparent"/>
    </style:style>
    <style:style style:name="P131" style:family="paragraph" style:parent-style-name="Text_20_body" style:list-style-name="L37">
      <loext:graphic-properties draw:fill="none" draw:fill-color="#ffffff"/>
      <style:paragraph-properties fo:margin-left="1.27cm" fo:margin-right="0cm" fo:margin-top="0cm" fo:margin-bottom="0cm" loext:contextual-spacing="false" fo:line-height="120%" fo:text-indent="0cm" style:auto-text-indent="false"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officeooo:rsid="01b088cd" style:text-blinking="false" fo:background-color="transparent"/>
    </style:style>
    <style:style style:name="P132" style:family="paragraph" style:parent-style-name="Text_20_body" style:list-style-name="L37">
      <loext:graphic-properties draw:fill="none" draw:fill-color="#ffffff"/>
      <style:paragraph-properties fo:margin-left="1.27cm" fo:margin-right="0cm" fo:margin-top="0cm" fo:margin-bottom="0cm" loext:contextual-spacing="false" fo:line-height="120%" fo:text-indent="0cm" style:auto-text-indent="false"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officeooo:rsid="01af0e2b" style:text-blinking="false" fo:background-color="transparent"/>
    </style:style>
    <style:style style:name="P133" style:family="paragraph" style:parent-style-name="Text_20_body">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transparent"/>
    </style:style>
    <style:style style:name="P134" style:family="paragraph" style:parent-style-name="Text_20_body" style:list-style-name="L50">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135" style:family="paragraph" style:parent-style-name="Text_20_body" style:list-style-name="L51">
      <loext:graphic-properties draw:fill="solid" draw:fill-color="#ffffff" draw:opacity="100%"/>
      <style:paragraph-properties fo:margin-left="1.27cm" fo:margin-right="0cm" fo:margin-top="0cm" fo:margin-bottom="0cm" loext:contextual-spacing="false" fo:text-indent="0cm" style:auto-text-indent="false" fo:background-color="#ffffff"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style:style>
    <style:style style:name="P136" style:family="paragraph" style:parent-style-name="Text_20_body" style:list-style-name="L39">
      <loext:graphic-properties draw:fill="none" draw:fill-color="#ffffff"/>
      <style:paragraph-properties fo:margin-left="1.27cm" fo:margin-right="0cm" fo:margin-top="0cm" fo:margin-bottom="0cm" loext:contextual-spacing="false" fo:line-height="120%" fo:text-indent="0cm" style:auto-text-indent="false" fo:background-color="transparent" style:writing-mode="lr-tb"/>
      <style:text-properties fo:font-variant="normal" fo:text-transform="none" fo:color="#222222" style:text-line-through-style="none" style:text-line-through-type="none" style:font-name="Source Sans Pro" fo:font-size="11pt" fo:font-style="normal" style:text-underline-style="none" fo:font-weight="normal" style:text-blinking="false"/>
    </style:style>
    <style:style style:name="P137" style:family="paragraph" style:parent-style-name="Text_20_body" style:list-style-name="L50">
      <loext:graphic-properties draw:fill="none" draw:fill-color="#ffffff"/>
      <style:paragraph-properties fo:margin-left="1.27cm" fo:margin-right="0cm" fo:margin-top="0cm" fo:margin-bottom="0cm" loext:contextual-spacing="false" fo:line-height="120%" fo:text-indent="0cm" style:auto-text-indent="false" fo:background-color="transparent" style:writing-mode="lr-tb"/>
      <style:text-properties fo:font-variant="normal" fo:text-transform="none" fo:color="#222222" style:text-line-through-style="none" style:text-line-through-type="none" style:font-name="Source Sans Pro" fo:font-size="11pt" fo:font-style="normal" style:text-underline-style="none" fo:font-weight="normal" style:text-blinking="false"/>
    </style:style>
    <style:style style:name="P138" style:family="paragraph" style:parent-style-name="Text_20_body" style:list-style-name="L22">
      <loext:graphic-properties draw:fill="solid" draw:fill-color="#ffffff" draw:opacity="100%"/>
      <style:paragraph-properties fo:margin-left="1.27cm" fo:margin-right="0cm" fo:margin-top="0cm" fo:margin-bottom="0cm" loext:contextual-spacing="false" fo:line-height="138%" fo:text-indent="0cm" style:auto-text-indent="false" fo:background-color="#ffffff" style:writing-mode="lr-tb"/>
    </style:style>
    <style:style style:name="P139" style:family="paragraph" style:parent-style-name="Text_20_body">
      <style:paragraph-properties fo:margin-top="0cm" fo:margin-bottom="0.564cm" loext:contextual-spacing="false" fo:line-height="138%" style:writing-mode="lr-tb"/>
      <style:text-properties fo:font-variant="normal" fo:text-transform="none" fo:color="#666666" style:text-line-through-style="none" style:text-line-through-type="none" style:font-name="Arial" fo:font-size="15pt" fo:font-style="normal" style:text-underline-style="none" fo:font-weight="normal" style:text-blinking="false" fo:background-color="transparent"/>
    </style:style>
    <style:style style:name="P140" style:family="paragraph" style:parent-style-name="Text_20_body">
      <style:paragraph-properties fo:margin-left="0cm" fo:margin-right="0cm" fo:margin-top="0cm" fo:margin-bottom="0cm" loext:contextual-spacing="false" fo:line-height="138%" fo:text-indent="1.217cm" style:auto-text-indent="false" style:writing-mode="lr-tb"/>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style:style>
    <style:style style:name="P141" style:family="paragraph" style:parent-style-name="Text_20_body">
      <style:paragraph-properties fo:margin-left="0cm" fo:margin-right="0cm" fo:margin-top="0cm" fo:margin-bottom="0cm" loext:contextual-spacing="false" fo:line-height="138%" fo:text-indent="1.217cm" style:auto-text-indent="false" style:writing-mode="lr-tb"/>
      <style:text-properties fo:font-variant="normal" fo:text-transform="none" fo:color="#222222" style:text-line-through-style="none" style:text-line-through-type="none" style:font-name="Source Sans Pro" fo:font-size="10pt" fo:font-style="normal" style:text-underline-style="none" fo:font-weight="normal" officeooo:rsid="009618c0" officeooo:paragraph-rsid="0135023b" style:text-blinking="false" fo:background-color="#ffffff"/>
    </style:style>
    <style:style style:name="T1" style:family="text">
      <style:text-properties fo:background-color="#ffffff" loext:char-shading-value="0"/>
    </style:style>
    <style:style style:name="T2" style:family="text">
      <style:text-properties officeooo:rsid="00650396" fo:background-color="#ffffff" loext:char-shading-value="0"/>
    </style:style>
    <style:style style:name="T3" style:family="text">
      <style:text-properties officeooo:rsid="006e38db" fo:background-color="#ffffff" loext:char-shading-value="0"/>
    </style:style>
    <style:style style:name="T4" style:family="text">
      <style:text-properties officeooo:rsid="00a1cc86" fo:background-color="#ffffff" loext:char-shading-value="0"/>
    </style:style>
    <style:style style:name="T5" style:family="text">
      <style:text-properties officeooo:rsid="00ee55f3" fo:background-color="#ffffff" loext:char-shading-value="0"/>
    </style:style>
    <style:style style:name="T6" style:family="text">
      <style:text-properties officeooo:rsid="00ee7a86" fo:background-color="#ffffff" loext:char-shading-value="0"/>
    </style:style>
    <style:style style:name="T7" style:family="text">
      <style:text-properties officeooo:rsid="00ef8265" fo:background-color="#ffffff" loext:char-shading-value="0"/>
    </style:style>
    <style:style style:name="T8" style:family="text">
      <style:text-properties officeooo:rsid="00f60ff5" fo:background-color="#ffffff" loext:char-shading-value="0"/>
    </style:style>
    <style:style style:name="T9" style:family="text">
      <style:text-properties officeooo:rsid="00f60ff5" fo:background-color="#ffffff" loext:char-shading-value="0" style:font-weight-asian="bold" style:font-weight-complex="bold"/>
    </style:style>
    <style:style style:name="T10" style:family="text">
      <style:text-properties officeooo:rsid="00f7a702" fo:background-color="#ffffff" loext:char-shading-value="0"/>
    </style:style>
    <style:style style:name="T11" style:family="text">
      <style:text-properties officeooo:rsid="01052e7b" fo:background-color="#ffffff" loext:char-shading-value="0"/>
    </style:style>
    <style:style style:name="T12" style:family="text">
      <style:text-properties officeooo:rsid="010b9407" fo:background-color="#ffffff" loext:char-shading-value="0"/>
    </style:style>
    <style:style style:name="T13" style:family="text">
      <style:text-properties officeooo:rsid="011dfa87" fo:background-color="#ffffff" loext:char-shading-value="0"/>
    </style:style>
    <style:style style:name="T14" style:family="text">
      <style:text-properties officeooo:rsid="01574c06" fo:background-color="#ffffff" loext:char-shading-value="0"/>
    </style:style>
    <style:style style:name="T15" style:family="text">
      <style:text-properties officeooo:rsid="0158fa64" fo:background-color="#ffffff" loext:char-shading-value="0"/>
    </style:style>
    <style:style style:name="T16" style:family="text">
      <style:text-properties officeooo:rsid="01591043" fo:background-color="#ffffff" loext:char-shading-value="0"/>
    </style:style>
    <style:style style:name="T17" style:family="text">
      <style:text-properties officeooo:rsid="015bc7b1" fo:background-color="#ffffff" loext:char-shading-value="0"/>
    </style:style>
    <style:style style:name="T18" style:family="text">
      <style:text-properties officeooo:rsid="015f81ae" fo:background-color="#ffffff" loext:char-shading-value="0"/>
    </style:style>
    <style:style style:name="T19" style:family="text">
      <style:text-properties officeooo:rsid="01619c53" fo:background-color="#ffffff" loext:char-shading-value="0"/>
    </style:style>
    <style:style style:name="T20" style:family="text">
      <style:text-properties officeooo:rsid="0162a03b" fo:background-color="#ffffff" loext:char-shading-value="0"/>
    </style:style>
    <style:style style:name="T21" style:family="text">
      <style:text-properties officeooo:rsid="01634c60" fo:background-color="#ffffff" loext:char-shading-value="0"/>
    </style:style>
    <style:style style:name="T22" style:family="text">
      <style:text-properties officeooo:rsid="0169de78" fo:background-color="#ffffff" loext:char-shading-value="0"/>
    </style:style>
    <style:style style:name="T23" style:family="text">
      <style:text-properties officeooo:rsid="016a4bec" fo:background-color="#ffffff" loext:char-shading-value="0"/>
    </style:style>
    <style:style style:name="T24" style:family="text">
      <style:text-properties officeooo:rsid="016c06fe" fo:background-color="#ffffff" loext:char-shading-value="0"/>
    </style:style>
    <style:style style:name="T25" style:family="text">
      <style:text-properties officeooo:rsid="016da8b6" fo:background-color="#ffffff" loext:char-shading-value="0"/>
    </style:style>
    <style:style style:name="T26" style:family="text">
      <style:text-properties officeooo:rsid="016dd613" fo:background-color="#ffffff" loext:char-shading-value="0"/>
    </style:style>
    <style:style style:name="T27" style:family="text">
      <style:text-properties officeooo:rsid="016ff2f2" fo:background-color="#ffffff" loext:char-shading-value="0"/>
    </style:style>
    <style:style style:name="T28" style:family="text">
      <style:text-properties officeooo:rsid="01712bb0" fo:background-color="#ffffff" loext:char-shading-value="0"/>
    </style:style>
    <style:style style:name="T29" style:family="text">
      <style:text-properties officeooo:rsid="017231db" fo:background-color="#ffffff" loext:char-shading-value="0"/>
    </style:style>
    <style:style style:name="T30" style:family="text">
      <style:text-properties fo:font-variant="normal" fo:text-transform="none" fo:color="#222222" style:text-line-through-style="none" style:text-line-through-type="none" style:font-name="Source Sans Pro" fo:font-size="10pt" fo:font-style="normal" style:text-underline-style="none" fo:font-weight="normal" style:text-blinking="false" fo:background-color="#ffffff" loext:char-shading-value="0"/>
    </style:style>
    <style:style style:name="T31" style:family="text">
      <style:text-properties fo:font-variant="normal" fo:text-transform="none" fo:color="#222222" style:text-line-through-style="none" style:text-line-through-type="none" style:font-name="Source Sans Pro" fo:font-size="10pt" fo:font-style="normal" style:text-underline-style="none" fo:font-weight="normal" officeooo:rsid="0137dfd8" style:text-blinking="false" fo:background-color="#ffffff" loext:char-shading-value="0" style:font-size-asian="8pt" style:font-size-complex="8pt"/>
    </style:style>
    <style:style style:name="T32" style:family="text">
      <style:text-properties fo:font-variant="normal" fo:text-transform="none" fo:color="#222222" style:text-line-through-style="none" style:text-line-through-type="none" style:font-name="Source Sans Pro" fo:font-size="10pt" fo:font-style="normal" style:text-underline-style="none" fo:font-weight="normal" officeooo:rsid="013b00d4" style:text-blinking="false" fo:background-color="#ffffff" loext:char-shading-value="0" style:font-size-asian="8pt" style:font-size-complex="8pt"/>
    </style:style>
    <style:style style:name="T33" style:family="text">
      <style:text-properties fo:font-variant="normal" fo:text-transform="none" fo:color="#222222" style:text-line-through-style="none" style:text-line-through-type="none" style:font-name="Source Sans Pro" fo:font-size="10pt" fo:font-style="normal" style:text-underline-style="none" fo:font-weight="normal" officeooo:rsid="014035b4" style:text-blinking="false" fo:background-color="#ffffff" loext:char-shading-value="0" style:font-size-asian="8pt" style:font-size-complex="8pt"/>
    </style:style>
    <style:style style:name="T34" style:family="text">
      <style:text-properties fo:font-variant="normal" fo:text-transform="none" fo:color="#222222" style:text-line-through-style="none" style:text-line-through-type="none" style:font-name="Source Sans Pro" fo:font-size="10pt" fo:font-style="normal" style:text-underline-style="none" fo:font-weight="normal" officeooo:rsid="013b9314" style:text-blinking="false" fo:background-color="#ffffff" loext:char-shading-value="0"/>
    </style:style>
    <style:style style:name="T35" style:family="text">
      <style:text-properties fo:font-variant="normal" fo:text-transform="none" fo:color="#222222" style:text-line-through-style="none" style:text-line-through-type="none" style:font-name="Source Sans Pro" fo:font-size="10pt" fo:font-style="normal" style:text-underline-style="none" fo:font-weight="normal" officeooo:rsid="013d1981" style:text-blinking="false" fo:background-color="#ffffff" loext:char-shading-value="0"/>
    </style:style>
    <style:style style:name="T36" style:family="text">
      <style:text-properties fo:font-variant="normal" fo:text-transform="none" fo:color="#222222" style:text-line-through-style="none" style:text-line-through-type="none" style:font-name="Source Sans Pro" fo:font-size="10pt" fo:font-style="normal" style:text-underline-style="none" fo:font-weight="normal" officeooo:rsid="018676c3" style:text-blinking="false" fo:background-color="#ffffff" loext:char-shading-value="0"/>
    </style:style>
    <style:style style:name="T37" style:family="text">
      <style:text-properties fo:font-variant="normal" fo:text-transform="none" fo:color="#222222" style:text-line-through-style="none" style:text-line-through-type="none" style:font-name="Source Sans Pro" fo:font-size="10pt" fo:font-style="normal" style:text-underline-style="solid" style:text-underline-width="auto" style:text-underline-color="font-color" fo:font-weight="normal" style:text-blinking="false" fo:background-color="#ffffff" loext:char-shading-value="0"/>
    </style:style>
    <style:style style:name="T38" style:family="text">
      <style:text-properties fo:font-variant="normal" fo:text-transform="none" fo:color="#222222" style:text-line-through-style="none" style:text-line-through-type="none" style:font-name="Source Sans Pro" fo:font-size="10pt" fo:font-style="normal" style:text-underline-style="solid" style:text-underline-width="auto" style:text-underline-color="font-color" fo:font-weight="normal" officeooo:rsid="0096d172" style:text-blinking="false" fo:background-color="#ffffff" loext:char-shading-value="0"/>
    </style:style>
    <style:style style:name="T39" style:family="text">
      <style:text-properties fo:font-variant="normal" fo:text-transform="none" fo:color="#222222" style:text-line-through-style="none" style:text-line-through-type="none" style:font-name="Source Sans Pro" fo:font-size="10pt" fo:font-style="normal" style:text-underline-style="solid" style:text-underline-width="auto" style:text-underline-color="font-color" fo:font-weight="normal" officeooo:rsid="009618c0" style:text-blinking="false" fo:background-color="#ffffff" loext:char-shading-value="0"/>
    </style:style>
    <style:style style:name="T40" style:family="text">
      <style:text-properties fo:font-variant="normal" fo:text-transform="none" fo:color="#222222" style:text-line-through-style="none" style:text-line-through-type="none" style:font-name="Source Sans Pro" fo:font-size="10pt" fo:font-style="normal" style:text-underline-style="solid" style:text-underline-width="auto" style:text-underline-color="font-color" fo:font-weight="normal" officeooo:rsid="01418b92" style:text-blinking="false" fo:background-color="#ffffff" loext:char-shading-value="0"/>
    </style:style>
    <style:style style:name="T41" style:family="text">
      <style:text-properties fo:font-variant="normal" fo:text-transform="none" fo:color="#222222" style:text-line-through-style="none" style:text-line-through-type="none" style:font-name="Source Sans Pro" fo:font-size="11pt" fo:font-style="normal" style:text-underline-style="none" fo:font-weight="normal" style:text-blinking="false" fo:background-color="transparent" loext:char-shading-value="0"/>
    </style:style>
    <style:style style:name="T42" style:family="text">
      <style:text-properties fo:font-variant="normal" fo:text-transform="none" fo:color="#222222" style:text-line-through-style="none" style:text-line-through-type="none" style:font-name="Source Sans Pro" fo:font-size="11pt" fo:font-style="normal" style:text-underline-style="none" fo:font-weight="normal" officeooo:rsid="0007e95b" style:text-blinking="false" fo:background-color="transparent" loext:char-shading-value="0"/>
    </style:style>
    <style:style style:name="T43" style:family="text">
      <style:text-properties fo:font-variant="normal" fo:text-transform="none" fo:color="#222222" style:text-line-through-style="none" style:text-line-through-type="none" style:font-name="Source Sans Pro" fo:font-size="11pt" fo:font-style="normal" style:text-underline-style="none" fo:font-weight="normal" officeooo:rsid="0009a65f" style:text-blinking="false" fo:background-color="transparent" loext:char-shading-value="0"/>
    </style:style>
    <style:style style:name="T44" style:family="text">
      <style:text-properties fo:font-variant="normal" fo:text-transform="none" fo:color="#222222" style:text-line-through-style="none" style:text-line-through-type="none" style:font-name="Source Sans Pro" fo:font-size="11pt" fo:font-style="normal" style:text-underline-style="none" fo:font-weight="normal" officeooo:rsid="00aa809d" style:text-blinking="false" fo:background-color="transparent" loext:char-shading-value="0"/>
    </style:style>
    <style:style style:name="T45" style:family="text">
      <style:text-properties fo:font-variant="normal" fo:text-transform="none" fo:color="#222222" style:text-line-through-style="none" style:text-line-through-type="none" style:font-name="Source Sans Pro" fo:font-size="11pt" fo:font-style="normal" style:text-underline-style="none" fo:font-weight="normal" officeooo:rsid="00abd854" style:text-blinking="false" fo:background-color="transparent" loext:char-shading-value="0"/>
    </style:style>
    <style:style style:name="T46" style:family="text">
      <style:text-properties fo:font-variant="normal" fo:text-transform="none" fo:color="#222222" style:text-line-through-style="none" style:text-line-through-type="none" style:font-name="Source Sans Pro" fo:font-size="11pt" fo:font-style="normal" style:text-underline-style="solid" style:text-underline-width="auto" style:text-underline-color="font-color" fo:font-weight="normal" style:text-blinking="false" fo:background-color="transparent" loext:char-shading-value="0"/>
    </style:style>
    <style:style style:name="T47" style:family="text">
      <style:text-properties fo:font-variant="normal" fo:text-transform="none" fo:color="#222222" style:text-line-through-style="none" style:text-line-through-type="none" style:font-name="Source Sans Pro" fo:font-size="11pt" fo:font-style="normal" style:text-underline-style="solid" style:text-underline-width="auto" style:text-underline-color="font-color" fo:font-weight="normal" officeooo:rsid="0007e95b" style:text-blinking="false" fo:background-color="transparent" loext:char-shading-value="0"/>
    </style:style>
    <style:style style:name="T48" style:family="text">
      <style:text-properties fo:font-variant="normal" fo:text-transform="none" fo:color="#222222" style:text-line-through-style="none" style:text-line-through-type="none" style:font-name="Source Sans Pro" fo:font-size="11pt" fo:font-style="normal" style:text-underline-style="solid" style:text-underline-width="auto" style:text-underline-color="font-color" fo:font-weight="normal" officeooo:rsid="00aa24c7" style:text-blinking="false" fo:background-color="transparent" loext:char-shading-value="0"/>
    </style:style>
    <style:style style:name="T49" style:family="text">
      <style:text-properties fo:font-variant="normal" fo:text-transform="none" fo:color="#222222" style:text-line-through-style="none" style:text-line-through-type="none" style:font-name="Source Sans Pro" fo:font-size="10.5pt" fo:font-style="normal" style:text-underline-style="none" fo:font-weight="normal" style:text-blinking="false" fo:background-color="#ffffff" loext:char-shading-value="0"/>
    </style:style>
    <style:style style:name="T50" style:family="text">
      <style:text-properties fo:font-variant="normal" fo:text-transform="none" fo:color="#222222" style:text-line-through-style="none" style:text-line-through-type="none" style:font-name="Source Sans Pro" fo:font-size="10.5pt" fo:font-style="normal" style:text-underline-style="none" fo:font-weight="normal" officeooo:rsid="002fb2e0" style:text-blinking="false" fo:background-color="#ffffff" loext:char-shading-value="0"/>
    </style:style>
    <style:style style:name="T51" style:family="text">
      <style:text-properties fo:font-variant="normal" fo:text-transform="none" fo:color="#222222" style:text-line-through-style="none" style:text-line-through-type="none" style:font-name="Source Sans Pro" fo:font-size="10.5pt" fo:font-style="normal" style:text-underline-style="none" fo:font-weight="normal" officeooo:rsid="00a5bd5c" style:text-blinking="false" fo:background-color="#ffffff" loext:char-shading-value="0"/>
    </style:style>
    <style:style style:name="T52" style:family="text">
      <style:text-properties fo:font-variant="normal" fo:text-transform="none" fo:color="#222222" style:text-line-through-style="none" style:text-line-through-type="none" style:font-name="Source Sans Pro" fo:font-size="10.5pt" fo:font-style="normal" style:text-underline-style="solid" style:text-underline-width="auto" style:text-underline-color="font-color" fo:font-weight="normal" style:text-blinking="false" fo:background-color="#ffffff" loext:char-shading-value="0"/>
    </style:style>
    <style:style style:name="T53" style:family="text">
      <style:text-properties fo:font-variant="normal" fo:text-transform="none" fo:color="#222222" style:text-line-through-style="none" style:text-line-through-type="none" style:font-name="Source Sans Pro" fo:font-size="10.5pt" fo:font-style="normal" style:text-underline-style="solid" style:text-underline-width="auto" style:text-underline-color="font-color" fo:font-weight="normal" officeooo:rsid="002e7ffe" style:text-blinking="false" fo:background-color="#ffffff" loext:char-shading-value="0"/>
    </style:style>
    <style:style style:name="T54" style:family="text">
      <style:text-properties fo:font-variant="normal" fo:text-transform="none" fo:color="#222222" style:text-line-through-style="none" style:text-line-through-type="none" style:font-name="Source Sans Pro" fo:font-size="8pt" fo:font-style="normal" style:text-underline-style="none" fo:font-weight="normal" style:text-blinking="false" fo:background-color="#ffffff" loext:char-shading-value="0" style:font-size-asian="8pt" style:font-size-complex="8pt"/>
    </style:style>
    <style:style style:name="T55" style:family="text">
      <style:text-properties fo:font-variant="normal" fo:text-transform="none" fo:color="#222222" style:text-line-through-style="none" style:text-line-through-type="none" style:font-name="Source Sans Pro" fo:font-size="8pt" fo:font-style="normal" style:text-underline-style="none" fo:font-weight="normal" officeooo:rsid="0137dfd8" style:text-blinking="false" fo:background-color="#ffffff" loext:char-shading-value="0" style:font-size-asian="8pt" style:font-size-complex="8pt"/>
    </style:style>
    <style:style style:name="T56"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57" style:family="text">
      <style:text-properties fo:font-variant="normal" fo:text-transform="none" fo:color="#222222" style:text-line-through-style="none" style:text-line-through-type="none" style:font-name="Liberation Serif" fo:font-style="normal" style:text-underline-style="none" fo:font-weight="normal" style:text-blinking="false" fo:background-color="#ffffff" loext:char-shading-value="0"/>
    </style:style>
    <style:style style:name="T58" style:family="text">
      <style:text-properties fo:font-variant="normal" fo:text-transform="none" fo:color="#222222" style:font-name="Source Sans Pro" fo:font-size="10pt" fo:font-style="normal" style:text-underline-style="solid" style:text-underline-width="auto" style:text-underline-color="font-color" fo:font-weight="bold" fo:background-color="#ffffff" loext:char-shading-value="0" style:font-weight-asian="bold" style:font-weight-complex="bold"/>
    </style:style>
    <style:style style:name="T59" style:family="text">
      <style:text-properties fo:font-variant="normal" fo:text-transform="none" fo:color="#222222" style:font-name="Source Sans Pro" fo:font-size="10pt" fo:font-style="normal" style:text-underline-style="solid" style:text-underline-width="auto" style:text-underline-color="font-color" fo:font-weight="bold" officeooo:rsid="009402da" fo:background-color="#ffffff" loext:char-shading-value="0" style:font-weight-asian="bold" style:font-weight-complex="bold"/>
    </style:style>
    <style:style style:name="T60" style:family="text">
      <style:text-properties fo:font-variant="normal" fo:text-transform="none" fo:color="#222222" style:font-name="Source Sans Pro" fo:font-size="10pt" fo:font-style="normal" style:text-underline-style="solid" style:text-underline-width="auto" style:text-underline-color="font-color" fo:font-weight="normal" officeooo:rsid="01381c63" fo:background-color="#ffffff" loext:char-shading-value="0"/>
    </style:style>
    <style:style style:name="T61" style:family="text">
      <style:text-properties fo:font-variant="normal" fo:text-transform="none" fo:color="#222222" style:font-name="Source Sans Pro" fo:font-size="10pt" fo:font-style="normal" style:text-underline-style="none" fo:font-weight="normal" fo:background-color="#ffffff" loext:char-shading-value="0"/>
    </style:style>
    <style:style style:name="T62" style:family="text">
      <style:text-properties fo:font-variant="normal" fo:text-transform="none" fo:color="#222222" style:font-name="Source Sans Pro" fo:font-size="10pt" fo:font-style="normal" style:text-underline-style="none" fo:font-weight="normal" officeooo:rsid="0096d172" fo:background-color="#ffffff" loext:char-shading-value="0"/>
    </style:style>
    <style:style style:name="T63" style:family="text">
      <style:text-properties fo:font-variant="normal" fo:text-transform="none" fo:color="#222222" style:font-name="Source Sans Pro" fo:font-size="10pt" fo:font-style="normal" style:text-underline-style="none" fo:font-weight="normal" officeooo:rsid="013b9314" fo:background-color="#ffffff" loext:char-shading-value="0"/>
    </style:style>
    <style:style style:name="T64" style:family="text">
      <style:text-properties fo:font-variant="normal" fo:text-transform="none" fo:color="#222222" style:font-name="Source Sans Pro" fo:font-size="10pt" fo:font-style="normal" style:text-underline-style="none" fo:font-weight="bold" fo:background-color="#ffffff" loext:char-shading-value="0" style:font-weight-asian="bold" style:font-weight-complex="bold"/>
    </style:style>
    <style:style style:name="T65" style:family="text">
      <style:text-properties fo:font-variant="normal" fo:text-transform="none" style:use-window-font-color="true" style:text-line-through-style="none" style:text-line-through-type="none" style:font-name="Source Sans Pro" fo:font-size="10pt" fo:font-style="normal" style:text-underline-style="solid" style:text-underline-width="auto" style:text-underline-color="font-color" fo:font-weight="normal" officeooo:rsid="009618c0" style:text-blinking="false" fo:background-color="transparent" loext:char-shading-value="0"/>
    </style:style>
    <style:style style:name="T66" style:family="text">
      <style:text-properties fo:font-variant="normal" fo:text-transform="none" style:use-window-font-color="true" style:text-line-through-style="none" style:text-line-through-type="none" style:font-name="Source Sans Pro" fo:font-size="10pt" fo:font-style="normal" style:text-underline-style="solid" style:text-underline-width="auto" style:text-underline-color="font-color" fo:font-weight="normal" officeooo:rsid="01418b92" style:text-blinking="false" fo:background-color="transparent" loext:char-shading-value="0"/>
    </style:style>
    <style:style style:name="T67" style:family="text">
      <style:text-properties fo:font-variant="normal" fo:text-transform="none" style:use-window-font-color="true" style:text-line-through-style="none" style:text-line-through-type="none" style:font-name="Source Sans Pro" fo:font-size="10pt" fo:font-style="normal" style:text-underline-style="solid" style:text-underline-width="auto" style:text-underline-color="font-color" fo:font-weight="normal" officeooo:rsid="009a283d" style:text-blinking="false" fo:background-color="transparent" loext:char-shading-value="0"/>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background-color="#ffffff" loext:char-shading-value="0"/>
    </style:style>
    <style:style style:name="T70" style:family="text">
      <style:text-properties style:text-underline-style="solid" style:text-underline-width="auto" style:text-underline-color="font-color" officeooo:rsid="0071fb8a" fo:background-color="#ffffff" loext:char-shading-value="0"/>
    </style:style>
    <style:style style:name="T71" style:family="text">
      <style:text-properties style:text-underline-style="solid" style:text-underline-width="auto" style:text-underline-color="font-color" fo:background-color="transparent" loext:char-shading-value="0"/>
    </style:style>
    <style:style style:name="T72" style:family="text">
      <style:text-properties style:text-underline-style="solid" style:text-underline-width="auto" style:text-underline-color="font-color" officeooo:rsid="01a36ae2" fo:background-color="transparent" loext:char-shading-value="0"/>
    </style:style>
    <style:style style:name="T73" style:family="text">
      <style:text-properties style:text-underline-style="solid" style:text-underline-width="auto" style:text-underline-color="font-color" officeooo:rsid="004391c7"/>
    </style:style>
    <style:style style:name="T74" style:family="text">
      <style:text-properties style:text-underline-style="solid" style:text-underline-width="auto" style:text-underline-color="font-color" officeooo:rsid="0043b469"/>
    </style:style>
    <style:style style:name="T75" style:family="text">
      <style:text-properties style:text-underline-style="solid" style:text-underline-width="auto" style:text-underline-color="font-color" style:font-weight-asian="bold" style:font-weight-complex="bold"/>
    </style:style>
    <style:style style:name="T76" style:family="text">
      <style:text-properties style:text-underline-style="solid" style:text-underline-width="auto" style:text-underline-color="font-color" officeooo:rsid="00467597" style:font-weight-asian="bold" style:font-weight-complex="bold"/>
    </style:style>
    <style:style style:name="T77" style:family="text">
      <style:text-properties style:text-underline-style="solid" style:text-underline-width="auto" style:text-underline-color="font-color" officeooo:rsid="00556c32" style:font-weight-asian="bold" style:font-weight-complex="bold"/>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style:text-underline-style="solid" style:text-underline-width="auto" style:text-underline-color="font-color" fo:font-weight="bold" officeooo:rsid="002278c5" style:font-weight-asian="bold" style:font-weight-complex="bold"/>
    </style:style>
    <style:style style:name="T80" style:family="text">
      <style:text-properties style:text-underline-style="solid" style:text-underline-width="auto" style:text-underline-color="font-color" fo:font-weight="bold" officeooo:rsid="001e5e92" style:font-weight-asian="bold" style:font-weight-complex="bold"/>
    </style:style>
    <style:style style:name="T81" style:family="text">
      <style:text-properties style:text-underline-style="solid" style:text-underline-width="auto" style:text-underline-color="font-color" fo:font-weight="bold" officeooo:rsid="0065195f" style:font-weight-asian="bold" style:font-weight-complex="bold"/>
    </style:style>
    <style:style style:name="T82" style:family="text">
      <style:text-properties style:text-underline-style="solid" style:text-underline-width="auto" style:text-underline-color="font-color" fo:font-weight="bold" officeooo:rsid="003895b0" style:font-weight-asian="bold" style:font-weight-complex="bold"/>
    </style:style>
    <style:style style:name="T83" style:family="text">
      <style:text-properties style:text-underline-style="solid" style:text-underline-width="auto" style:text-underline-color="font-color" fo:font-weight="bold" fo:background-color="#ffffff" loext:char-shading-value="0" style:font-weight-asian="bold" style:font-weight-complex="bold"/>
    </style:style>
    <style:style style:name="T84" style:family="text">
      <style:text-properties style:text-underline-style="solid" style:text-underline-width="auto" style:text-underline-color="font-color" officeooo:rsid="008d4916"/>
    </style:style>
    <style:style style:name="T85" style:family="text">
      <style:text-properties style:text-underline-style="solid" style:text-underline-width="auto" style:text-underline-color="font-color" officeooo:rsid="00a61c89"/>
    </style:style>
    <style:style style:name="T86" style:family="text">
      <style:text-properties style:text-underline-style="solid" style:text-underline-width="auto" style:text-underline-color="font-color" officeooo:rsid="0111cd69"/>
    </style:style>
    <style:style style:name="T87" style:family="text">
      <style:text-properties style:text-underline-style="solid" style:text-underline-width="auto" style:text-underline-color="font-color" officeooo:rsid="01134d57"/>
    </style:style>
    <style:style style:name="T88" style:family="text">
      <style:text-properties style:text-underline-style="solid" style:text-underline-width="auto" style:text-underline-color="font-color" officeooo:rsid="01150798"/>
    </style:style>
    <style:style style:name="T89" style:family="text">
      <style:text-properties style:text-underline-style="solid" style:text-underline-width="auto" style:text-underline-color="font-color" officeooo:rsid="01199fe0"/>
    </style:style>
    <style:style style:name="T90" style:family="text">
      <style:text-properties style:text-underline-style="solid" style:text-underline-width="auto" style:text-underline-color="font-color" officeooo:rsid="01891080"/>
    </style:style>
    <style:style style:name="T91" style:family="text">
      <style:text-properties style:text-underline-style="solid" style:text-underline-width="auto" style:text-underline-color="font-color" officeooo:rsid="018c9c4b"/>
    </style:style>
    <style:style style:name="T92" style:family="text">
      <style:text-properties style:text-underline-style="solid" style:text-underline-width="auto" style:text-underline-color="font-color" officeooo:rsid="018d671b"/>
    </style:style>
    <style:style style:name="T93" style:family="text">
      <style:text-properties fo:font-size="10pt" fo:background-color="#ffffff" loext:char-shading-value="0"/>
    </style:style>
    <style:style style:name="T94" style:family="text">
      <style:text-properties fo:font-size="10pt" fo:background-color="transparent" loext:char-shading-value="0"/>
    </style:style>
    <style:style style:name="T95" style:family="text">
      <style:text-properties fo:font-size="10pt" fo:font-weight="bold" fo:background-color="transparent" loext:char-shading-value="0"/>
    </style:style>
    <style:style style:name="T96" style:family="text">
      <style:text-properties fo:font-size="10pt" fo:font-style="italic" fo:font-weight="bold" fo:background-color="transparent" loext:char-shading-value="0"/>
    </style:style>
    <style:style style:name="T97" style:family="text">
      <style:text-properties fo:background-color="transparent" loext:char-shading-value="0"/>
    </style:style>
    <style:style style:name="T98" style:family="text">
      <style:text-properties officeooo:rsid="008a2270" fo:background-color="transparent" loext:char-shading-value="0"/>
    </style:style>
    <style:style style:name="T99" style:family="text">
      <style:text-properties officeooo:rsid="008623fd" fo:background-color="transparent" loext:char-shading-value="0" style:font-weight-asian="normal" style:font-weight-complex="normal"/>
    </style:style>
    <style:style style:name="T100" style:family="text">
      <style:text-properties officeooo:rsid="0081a26d" fo:background-color="transparent" loext:char-shading-value="0" style:font-weight-asian="normal" style:font-weight-complex="normal"/>
    </style:style>
    <style:style style:name="T101" style:family="text">
      <style:text-properties officeooo:rsid="01ac6188" fo:background-color="transparent" loext:char-shading-value="0"/>
    </style:style>
    <style:style style:name="T102" style:family="text">
      <style:text-properties officeooo:rsid="01acacd8" fo:background-color="transparent" loext:char-shading-value="0"/>
    </style:style>
    <style:style style:name="T103" style:family="text">
      <style:text-properties officeooo:rsid="01af0e2b" fo:background-color="transparent" loext:char-shading-value="0"/>
    </style:style>
    <style:style style:name="T104" style:family="text">
      <style:text-properties officeooo:rsid="01b31732" fo:background-color="transparent" loext:char-shading-value="0"/>
    </style:style>
    <style:style style:name="T105" style:family="text">
      <style:text-properties officeooo:rsid="01b266be" fo:background-color="transparent" loext:char-shading-value="0"/>
    </style:style>
    <style:style style:name="T106" style:family="text">
      <style:text-properties officeooo:rsid="01b714f4" fo:background-color="transparent" loext:char-shading-value="0"/>
    </style:style>
    <style:style style:name="T107" style:family="text">
      <style:text-properties officeooo:rsid="01bec67e" fo:background-color="transparent" loext:char-shading-value="0"/>
    </style:style>
    <style:style style:name="T108" style:family="text">
      <style:text-properties officeooo:rsid="01bfd94b" fo:background-color="transparent" loext:char-shading-value="0"/>
    </style:style>
    <style:style style:name="T109" style:family="text">
      <style:text-properties fo:font-size="11pt" fo:background-color="transparent" loext:char-shading-value="0"/>
    </style:style>
    <style:style style:name="T110" style:family="text">
      <style:text-properties fo:font-weight="bold" fo:background-color="transparent" loext:char-shading-value="0"/>
    </style:style>
    <style:style style:name="T111" style:family="text">
      <style:text-properties fo:font-weight="bold" officeooo:rsid="01a6392f" fo:background-color="transparent" loext:char-shading-value="0"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officeooo:rsid="0036ea8d" style:font-weight-asian="bold" style:font-weight-complex="bold"/>
    </style:style>
    <style:style style:name="T114" style:family="text">
      <style:text-properties fo:font-weight="bold" officeooo:rsid="0040cdf6" style:font-weight-asian="bold" style:font-weight-complex="bold"/>
    </style:style>
    <style:style style:name="T115" style:family="text">
      <style:text-properties fo:font-weight="bold" officeooo:rsid="0041cf91" style:font-weight-asian="bold" style:font-weight-complex="bold"/>
    </style:style>
    <style:style style:name="T116" style:family="text">
      <style:text-properties fo:font-weight="bold" officeooo:rsid="00507b3f" style:font-weight-asian="bold" style:font-weight-complex="bold"/>
    </style:style>
    <style:style style:name="T117" style:family="text">
      <style:text-properties fo:font-weight="bold" officeooo:rsid="007a3cab" style:font-weight-asian="bold" style:font-weight-complex="bold"/>
    </style:style>
    <style:style style:name="T118" style:family="text">
      <style:text-properties fo:font-weight="bold" officeooo:rsid="0081a26d" style:font-weight-asian="bold" style:font-weight-complex="bold"/>
    </style:style>
    <style:style style:name="T119" style:family="text">
      <style:text-properties fo:font-weight="bold" officeooo:rsid="00bcae07" style:font-weight-asian="bold" style:font-weight-complex="bold"/>
    </style:style>
    <style:style style:name="T120" style:family="text">
      <style:text-properties fo:font-weight="bold" officeooo:rsid="00d538d1" style:font-weight-asian="bold" style:font-weight-complex="bold"/>
    </style:style>
    <style:style style:name="T121" style:family="text">
      <style:text-properties fo:font-weight="bold" officeooo:rsid="00d628a2" style:font-weight-asian="bold" style:font-weight-complex="bold"/>
    </style:style>
    <style:style style:name="T122" style:family="text">
      <style:text-properties fo:font-weight="bold" officeooo:rsid="00da89a1" style:font-weight-asian="bold" style:font-weight-complex="bold"/>
    </style:style>
    <style:style style:name="T123" style:family="text">
      <style:text-properties fo:font-weight="bold" officeooo:rsid="01265ddb" style:font-weight-asian="bold" style:font-weight-complex="bold"/>
    </style:style>
    <style:style style:name="T124" style:family="text">
      <style:text-properties fo:font-weight="bold" officeooo:rsid="0127c31c" style:font-weight-asian="bold" style:font-weight-complex="bold"/>
    </style:style>
    <style:style style:name="T125" style:family="text">
      <style:text-properties fo:font-weight="bold" officeooo:rsid="017e483a" style:font-weight-asian="bold" style:font-weight-complex="bold"/>
    </style:style>
    <style:style style:name="T126" style:family="text">
      <style:text-properties fo:font-weight="bold" officeooo:rsid="017f0642" style:font-weight-asian="bold" style:font-weight-complex="bold"/>
    </style:style>
    <style:style style:name="T127" style:family="text">
      <style:text-properties fo:font-weight="bold" officeooo:rsid="0182548c" style:font-weight-asian="bold" style:font-weight-complex="bold"/>
    </style:style>
    <style:style style:name="T128" style:family="text">
      <style:text-properties fo:font-weight="bold" fo:background-color="#ffffff" loext:char-shading-value="0" style:font-weight-asian="bold" style:font-weight-complex="bold"/>
    </style:style>
    <style:style style:name="T129" style:family="text">
      <style:text-properties fo:font-style="italic" fo:font-weight="bold" fo:background-color="transparent" loext:char-shading-value="0"/>
    </style:style>
    <style:style style:name="T130" style:family="text">
      <style:text-properties fo:font-style="italic" fo:background-color="transparent" loext:char-shading-value="0"/>
    </style:style>
    <style:style style:name="T131" style:family="text">
      <style:text-properties officeooo:rsid="000c5f71"/>
    </style:style>
    <style:style style:name="T132" style:family="text">
      <style:text-properties officeooo:rsid="0012e5ad"/>
    </style:style>
    <style:style style:name="T133" style:family="text">
      <style:text-properties officeooo:rsid="0014dbbd"/>
    </style:style>
    <style:style style:name="T134" style:family="text">
      <style:text-properties style:font-weight-asian="normal" style:font-weight-complex="normal"/>
    </style:style>
    <style:style style:name="T135" style:family="text">
      <style:text-properties officeooo:rsid="001873ef" style:font-weight-asian="normal" style:font-weight-complex="normal"/>
    </style:style>
    <style:style style:name="T136" style:family="text">
      <style:text-properties officeooo:rsid="0041cf91" style:font-weight-asian="normal" style:font-weight-complex="normal"/>
    </style:style>
    <style:style style:name="T137" style:family="text">
      <style:text-properties officeooo:rsid="0043380e" style:font-weight-asian="normal" style:font-weight-complex="normal"/>
    </style:style>
    <style:style style:name="T138" style:family="text">
      <style:text-properties officeooo:rsid="0081a26d" style:font-weight-asian="normal" style:font-weight-complex="normal"/>
    </style:style>
    <style:style style:name="T139" style:family="text">
      <style:text-properties officeooo:rsid="0082d82a" style:font-weight-asian="normal" style:font-weight-complex="normal"/>
    </style:style>
    <style:style style:name="T140" style:family="text">
      <style:text-properties officeooo:rsid="00b0689c" style:font-weight-asian="normal" style:font-weight-complex="normal"/>
    </style:style>
    <style:style style:name="T141" style:family="text">
      <style:text-properties officeooo:rsid="00b9dd62" style:font-weight-asian="normal" style:font-weight-complex="normal"/>
    </style:style>
    <style:style style:name="T142" style:family="text">
      <style:text-properties officeooo:rsid="00bb7a20" style:font-weight-asian="normal" style:font-weight-complex="normal"/>
    </style:style>
    <style:style style:name="T143" style:family="text">
      <style:text-properties officeooo:rsid="00d81d88" style:font-weight-asian="normal" style:font-weight-complex="normal"/>
    </style:style>
    <style:style style:name="T144" style:family="text">
      <style:text-properties officeooo:rsid="004391c7" style:font-weight-asian="normal" style:font-weight-complex="normal"/>
    </style:style>
    <style:style style:name="T145" style:family="text">
      <style:text-properties officeooo:rsid="00daf130" style:font-weight-asian="normal" style:font-weight-complex="normal"/>
    </style:style>
    <style:style style:name="T146" style:family="text">
      <style:text-properties officeooo:rsid="00dd868a" style:font-weight-asian="normal" style:font-weight-complex="normal"/>
    </style:style>
    <style:style style:name="T147" style:family="text">
      <style:text-properties officeooo:rsid="00fd2934" style:font-weight-asian="normal" style:font-weight-complex="normal"/>
    </style:style>
    <style:style style:name="T148" style:family="text">
      <style:text-properties officeooo:rsid="017e483a" style:font-weight-asian="normal" style:font-weight-complex="normal"/>
    </style:style>
    <style:style style:name="T149" style:family="text">
      <style:text-properties officeooo:rsid="001a4dc6"/>
    </style:style>
    <style:style style:name="T150" style:family="text">
      <style:text-properties officeooo:rsid="001cd5bc"/>
    </style:style>
    <style:style style:name="T151" style:family="text">
      <style:text-properties officeooo:rsid="0020ee1d"/>
    </style:style>
    <style:style style:name="T152" style:family="text">
      <style:text-properties officeooo:rsid="002278c5"/>
    </style:style>
    <style:style style:name="T153" style:family="text">
      <style:text-properties officeooo:rsid="00257cc4"/>
    </style:style>
    <style:style style:name="T154" style:family="text">
      <style:text-properties officeooo:rsid="003329d0"/>
    </style:style>
    <style:style style:name="T155" style:family="text">
      <style:text-properties officeooo:rsid="0036ea8d"/>
    </style:style>
    <style:style style:name="T156" style:family="text">
      <style:text-properties officeooo:rsid="003895b0"/>
    </style:style>
    <style:style style:name="T157" style:family="text">
      <style:text-properties officeooo:rsid="003a06ac"/>
    </style:style>
    <style:style style:name="T158" style:family="text">
      <style:text-properties style:use-window-font-color="true" officeooo:rsid="00d16085" fo:background-color="transparent" loext:char-shading-value="0"/>
    </style:style>
    <style:style style:name="T159" style:family="text">
      <style:text-properties officeooo:rsid="0041cf91"/>
    </style:style>
    <style:style style:name="T160" style:family="text">
      <style:text-properties officeooo:rsid="004391c7"/>
    </style:style>
    <style:style style:name="T161" style:family="text">
      <style:text-properties officeooo:rsid="0043b469"/>
    </style:style>
    <style:style style:name="T162" style:family="text">
      <style:text-properties fo:font-size="8pt" style:font-size-asian="8pt" style:font-size-complex="8pt"/>
    </style:style>
    <style:style style:name="T163" style:family="text">
      <style:text-properties fo:font-size="8pt" officeooo:rsid="00556c32" style:font-size-asian="8pt" style:font-size-complex="8pt"/>
    </style:style>
    <style:style style:name="T164" style:family="text">
      <style:text-properties fo:font-size="8pt" officeooo:rsid="00f9f0eb" style:font-size-asian="8pt" style:font-size-complex="8pt"/>
    </style:style>
    <style:style style:name="T165" style:family="text">
      <style:text-properties fo:font-size="8pt" officeooo:rsid="00f9f0eb" style:font-size-asian="8pt" style:font-weight-asian="normal" style:font-size-complex="8pt" style:font-weight-complex="normal"/>
    </style:style>
    <style:style style:name="T166" style:family="text">
      <style:text-properties fo:font-size="8pt" officeooo:rsid="014e7d77" style:font-size-asian="7pt" style:font-size-complex="8pt"/>
    </style:style>
    <style:style style:name="T167" style:family="text">
      <style:text-properties officeooo:rsid="005060c0"/>
    </style:style>
    <style:style style:name="T168" style:family="text">
      <style:text-properties officeooo:rsid="0051638d"/>
    </style:style>
    <style:style style:name="T169" style:family="text">
      <style:text-properties officeooo:rsid="00586ce6"/>
    </style:style>
    <style:style style:name="T170" style:family="text">
      <style:text-properties officeooo:rsid="0058b3b8"/>
    </style:style>
    <style:style style:name="T171" style:family="text">
      <style:text-properties officeooo:rsid="0058bdaf"/>
    </style:style>
    <style:style style:name="T172" style:family="text">
      <style:text-properties officeooo:rsid="005a8c55"/>
    </style:style>
    <style:style style:name="T173" style:family="text">
      <style:text-properties officeooo:rsid="005e001a"/>
    </style:style>
    <style:style style:name="T174" style:family="text">
      <style:text-properties officeooo:rsid="00607a80"/>
    </style:style>
    <style:style style:name="T175" style:family="text">
      <style:text-properties officeooo:rsid="007791b7"/>
    </style:style>
    <style:style style:name="T176" style:family="text">
      <style:text-properties officeooo:rsid="007a3cab"/>
    </style:style>
    <style:style style:name="T177" style:family="text">
      <style:text-properties officeooo:rsid="0081a26d"/>
    </style:style>
    <style:style style:name="T178" style:family="text">
      <style:text-properties officeooo:rsid="0082d82a"/>
    </style:style>
    <style:style style:name="T179" style:family="text">
      <style:text-properties officeooo:rsid="008a2270"/>
    </style:style>
    <style:style style:name="T180" style:family="text">
      <style:text-properties officeooo:rsid="00a0f188"/>
    </style:style>
    <style:style style:name="T181" style:family="text">
      <style:text-properties fo:font-size="9pt" style:font-size-asian="9pt" style:font-size-complex="9pt"/>
    </style:style>
    <style:style style:name="T182" style:family="text">
      <style:text-properties fo:font-size="9pt" officeooo:rsid="004391c7" style:font-size-asian="9pt" style:font-size-complex="9pt"/>
    </style:style>
    <style:style style:name="T183" style:family="text">
      <style:text-properties fo:font-size="9pt" officeooo:rsid="004b4fc2" style:font-size-asian="9pt" style:font-size-complex="9pt"/>
    </style:style>
    <style:style style:name="T184" style:family="text">
      <style:text-properties fo:font-size="9pt" officeooo:rsid="00586ce6" style:font-size-asian="9pt" style:font-size-complex="9pt"/>
    </style:style>
    <style:style style:name="T185" style:family="text">
      <style:text-properties fo:font-size="9pt" officeooo:rsid="004d07e5" style:font-size-asian="9pt" style:font-size-complex="9pt"/>
    </style:style>
    <style:style style:name="T186" style:family="text">
      <style:text-properties fo:font-size="9pt" officeooo:rsid="00bcae07" style:font-size-asian="7.84999990463257pt" style:font-size-complex="9pt"/>
    </style:style>
    <style:style style:name="T187" style:family="text">
      <style:text-properties fo:font-size="9pt" officeooo:rsid="00bd16f5" style:font-size-asian="7.84999990463257pt" style:font-size-complex="9pt"/>
    </style:style>
    <style:style style:name="T188" style:family="text">
      <style:text-properties fo:font-size="7pt" style:font-size-asian="7pt" style:font-size-complex="7pt"/>
    </style:style>
    <style:style style:name="T189" style:family="text">
      <style:text-properties fo:font-size="7pt" officeooo:rsid="00b74565" style:font-size-asian="7pt" style:font-size-complex="7pt"/>
    </style:style>
    <style:style style:name="T190" style:family="text">
      <style:text-properties fo:font-size="7pt" officeooo:rsid="003895b0" style:font-size-asian="7pt" style:font-size-complex="7pt"/>
    </style:style>
    <style:style style:name="T191" style:family="text">
      <style:text-properties officeooo:rsid="00b8c57e"/>
    </style:style>
    <style:style style:name="T192" style:family="text">
      <style:text-properties officeooo:rsid="00b9dd62"/>
    </style:style>
    <style:style style:name="T193" style:family="text">
      <style:text-properties officeooo:rsid="00bb7a20"/>
    </style:style>
    <style:style style:name="T194" style:family="text">
      <style:text-properties officeooo:rsid="00bcae07"/>
    </style:style>
    <style:style style:name="T195" style:family="text">
      <style:text-properties officeooo:rsid="00bd9197"/>
    </style:style>
    <style:style style:name="T196" style:family="text">
      <style:text-properties officeooo:rsid="00c54dba"/>
    </style:style>
    <style:style style:name="T197" style:family="text">
      <style:text-properties officeooo:rsid="00c7307b"/>
    </style:style>
    <style:style style:name="T198" style:family="text">
      <style:text-properties officeooo:rsid="00c9835c"/>
    </style:style>
    <style:style style:name="T199" style:family="text">
      <style:text-properties officeooo:rsid="00d538d1"/>
    </style:style>
    <style:style style:name="T200" style:family="text">
      <style:text-properties officeooo:rsid="00d538d1" style:font-weight-asian="bold" style:font-weight-complex="bold"/>
    </style:style>
    <style:style style:name="T201" style:family="text">
      <style:text-properties officeooo:rsid="00dc4420" style:font-weight-asian="bold" style:font-weight-complex="bold"/>
    </style:style>
    <style:style style:name="T202" style:family="text">
      <style:text-properties officeooo:rsid="00e11831"/>
    </style:style>
    <style:style style:name="T203" style:family="text">
      <style:text-properties officeooo:rsid="00e4f99c"/>
    </style:style>
    <style:style style:name="T204" style:family="text">
      <style:text-properties officeooo:rsid="00ebeee4"/>
    </style:style>
    <style:style style:name="T205" style:family="text">
      <style:text-properties officeooo:rsid="00f07128"/>
    </style:style>
    <style:style style:name="T206" style:family="text">
      <style:text-properties officeooo:rsid="008d4916"/>
    </style:style>
    <style:style style:name="T207" style:family="text">
      <style:text-properties officeooo:rsid="010a4c64"/>
    </style:style>
    <style:style style:name="T208" style:family="text">
      <style:text-properties officeooo:rsid="010d398c"/>
    </style:style>
    <style:style style:name="T209" style:family="text">
      <style:text-properties officeooo:rsid="010f529b"/>
    </style:style>
    <style:style style:name="T210" style:family="text">
      <style:text-properties officeooo:rsid="01150798"/>
    </style:style>
    <style:style style:name="T211" style:family="text">
      <style:text-properties officeooo:rsid="011a9fb2"/>
    </style:style>
    <style:style style:name="T212" style:family="text">
      <style:text-properties officeooo:rsid="0120af01"/>
    </style:style>
    <style:style style:name="T213" style:family="text">
      <style:text-properties officeooo:rsid="0125c8fe"/>
    </style:style>
    <style:style style:name="T214" style:family="text">
      <style:text-properties officeooo:rsid="01265ddb"/>
    </style:style>
    <style:style style:name="T215" style:family="text">
      <style:text-properties officeooo:rsid="0127c31c"/>
    </style:style>
    <style:style style:name="T216" style:family="text">
      <style:text-properties officeooo:rsid="0145ebbf"/>
    </style:style>
    <style:style style:name="T217" style:family="text">
      <style:text-properties officeooo:rsid="01528298"/>
    </style:style>
    <style:style style:name="T218" style:family="text">
      <style:text-properties officeooo:rsid="0182a9dd"/>
    </style:style>
    <style:style style:name="T219" style:family="text">
      <style:text-properties officeooo:rsid="0182c65d"/>
    </style:style>
    <style:style style:name="T220" style:family="text">
      <style:text-properties officeooo:rsid="018e9ff8"/>
    </style:style>
    <style:style style:name="T221" style:family="text">
      <style:text-properties officeooo:rsid="01973fa4"/>
    </style:style>
    <style:style style:name="T222" style:family="text">
      <style:text-properties officeooo:rsid="01989e0a"/>
    </style:style>
    <style:style style:name="T223" style:family="text">
      <style:text-properties officeooo:rsid="01a0ced6"/>
    </style:style>
    <style:style style:name="T224" style:family="text">
      <style:text-properties officeooo:rsid="01a84b03"/>
    </style:style>
    <style:style style:name="T225" style:family="text">
      <style:text-properties officeooo:rsid="01c62c92"/>
    </style:style>
    <style:style style:name="T226" style:family="text">
      <style:text-properties officeooo:rsid="01cd07a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2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2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2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2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2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text:start-value="2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3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3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3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3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3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3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3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3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3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4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4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text:start-value="4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text:start-value="4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text:start-value="4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4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text:start-value="4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text:start-value="4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text:start-value="4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text:start-value="5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text:start-value="5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5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5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text:start-value="5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text:start-value="5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0939984-4eb0-f9e7-8e5a-4e569ef4cdb0"/><text:span text:style-name="T150">UNIDAD 1 - </text:span>Informática</text:p>
      <text:p text:style-name="P2"/>
      <text:p text:style-name="P3">Arquitectura de computadoras</text:p>
      <text:list xml:id="list4188362432" text:style-name="L1">
        <text:list-item>
          <text:p text:style-name="P32"><text:span text:style-name="T43"><text:s text:c="3"/></text:span><text:span text:style-name="T48">Los sistemas de cómputo se estructuran en capas p</text:span><text:span text:style-name="T47">ara facilitar</text:span><text:span text:style-name="T42"> la </text:span><text:span text:style-name="T45">compil</text:span><text:span text:style-name="T42">ación </text:span><text:span text:style-name="T45">de</text:span><text:span text:style-name="T44"> </text:span><text:span text:style-name="T42">un lenguaje (</text:span><text:span text:style-name="T43">con instrucciones complejas</text:span><text:span text:style-name="T42">) que nos </text:span><text:span text:style-name="T45">es</text:span><text:span text:style-name="T42"> fácil de interpretar a </text:span><text:span text:style-name="T45">las personas, al</text:span><text:span text:style-name="T42"> lenguaje </text:span><text:span text:style-name="T44">de</text:span><text:span text:style-name="T42"> máquina que posee instrucciones </text:span><text:span text:style-name="T43">muy</text:span><text:span text:style-name="T42"> simples, </text:span><text:span text:style-name="T43">y de esta forma</text:span><text:span text:style-name="T41"> facilitar </text:span><text:span text:style-name="T46">el desarrollo de aplicaciones complejas.</text:span></text:p>
          <text:p text:style-name="P33"><text:span text:style-name="T42"><text:s text:c="3"/>C</text:span><text:span text:style-name="T41">ada capa aporta funcionalidad a las capas superiores y se apoya en las capas inferiores, permitiendo mayores niveles de abstracción con cada una.</text:span></text:p>
        </text:list-item>
      </text:list>
      <text:p text:style-name="Text_20_body"/>
      <text:list xml:id="list2009248678" text:style-name="L2">
        <text:list-item>
          <text:p text:style-name="P36"><text:s text:c="3"/>Cada máquina virtual define un lenguaje, y de igual modo, cada lenguaje define una máquina virtual. <text:span text:style-name="T131">A su vez, cada lenguaje y máquina virtual correspondientes definen una capa de abstracción distinta en la estructura de la computadora.</text:span></text:p>
        </text:list-item>
      </text:list>
      <text:p text:style-name="Text_20_body"/>
      <text:list xml:id="list1219570930" text:style-name="L3">
        <text:list-item>
          <text:p text:style-name="P37"><text:s text:c="3"/>La <text:span text:style-name="T112">trayectoria de datos</text:span><text:span text:style-name="T119">(ó camino de datos)</text:span> es <text:span text:style-name="T133">el camino por donde fluyen los datos entre los registros y la ALU, dentro de la CPU.</text:span></text:p>
          <text:p text:style-name="P37"><text:s text:c="3"/><text:span text:style-name="T194">El proceso de hacer pasar dos operandos por la ALU y almacenar el resultado en uno de los registros se llama: “ciclo del camino de datos" y es el corazón de todas las CPU.</text:span><text:span text:style-name="T186"> </text:span><text:span text:style-name="T187">En gran medida, este ciclo define lo que la máquina puede hacer. Cuanto más rápido es este ciclo, más rapidamente opera la máquina.</text:span></text:p>
        </text:list-item>
      </text:list>
      <text:p text:style-name="P8">FIGURA 2-2</text:p>
      <text:list xml:id="list100808661810461" text:continue-numbering="true" text:style-name="L3">
        <text:list-header>
          <text:p text:style-name="P56"><text:span text:style-name="T193">[</text:span>En cambio, <text:span text:style-name="T192">el</text:span> <text:span text:style-name="T112">bus</text:span><text:span text:style-name="T134"> </text:span><text:span text:style-name="T141">es una colección de alambres paralelos para transmitir direcciones, datos y señales de control. Los buses son los “caminos”</text:span><text:span text:style-name="T134"> que</text:span><text:span text:style-name="T112"> </text:span><text:span text:style-name="T134">conecta</text:span><text:span text:style-name="T140">n</text:span><text:span text:style-name="T134"> a la CPU con la</text:span><text:span text:style-name="T140">s</text:span><text:span text:style-name="T134"> memoria</text:span><text:span text:style-name="T140">s</text:span><text:span text:style-name="T134"> </text:span><text:span text:style-name="T140">ROM y RAM</text:span><text:span text:style-name="T134">, los dispositivos de entrada/salida, e incluso con otras </text:span><text:span text:style-name="T135">CPU</text:span><text:span text:style-name="T142">]</text:span></text:p>
        </text:list-header>
      </text:list>
      <text:p text:style-name="P15"/>
      <text:p text:style-name="Text_20_body"/>
      <text:list xml:id="list4032401608" text:style-name="L4">
        <text:list-item>
          <text:p text:style-name="P38"><text:s text:c="3"/>Un <text:span text:style-name="T112">microprograma </text:span><text:span text:style-name="T117">(</text:span><text:span text:style-name="T112">microcódigo</text:span><text:span text:style-name="T117">)</text:span> es un <text:span text:style-name="T153">intérprete que realiza ciclos de búsqueda-decodificación-ejecución de las</text:span> instrucciones <text:span text:style-name="T176">a ejecutar en el nivel 1 de microarquitectura. [Controla en forma directa los dispositivos]. Su función es controlar los ciclos de la trayectoria de datos, mediante señales (como habilitar registros, insertar una dirección de memoria RAM, activar entradas de la ALU, etc).</text:span></text:p>
        </text:list-item>
      </text:list>
      <text:p text:style-name="Text_20_body"/>
      <text:list xml:id="list2302140433" text:style-name="L5">
        <text:list-item>
          <text:p text:style-name="P63"/>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P17">Nivel 5</text:p>
          </table:table-cell>
          <table:table-cell table:style-name="Tabla1.A1" office:value-type="string">
            <text:p text:style-name="P17">Nivel de lenguajes orientados a problemas(*¹)</text:p>
          </table:table-cell>
          <table:table-cell table:style-name="Tabla1.A1" office:value-type="string">
            <text:p text:style-name="P17">Compilador <text:span text:style-name="T132">a </text:span>assembly.</text:p>
          </table:table-cell>
        </table:table-row>
        <text:soft-page-break/>
        <table:table-row>
          <table:table-cell table:style-name="Tabla1.A1" office:value-type="string">
            <text:p text:style-name="P17">Nivel 4</text:p>
          </table:table-cell>
          <table:table-cell table:style-name="Tabla1.A1" office:value-type="string">
            <text:p text:style-name="P17">Nivel de lenguaje ensamblador (assembly)</text:p>
          </table:table-cell>
          <table:table-cell table:style-name="Tabla1.A1" office:value-type="string">
            <text:p text:style-name="P17">Ensamblador <text:span text:style-name="T149">(assembly)</text:span>.</text:p>
          </table:table-cell>
        </table:table-row>
        <table:table-row>
          <table:table-cell table:style-name="Tabla1.A1" office:value-type="string">
            <text:p text:style-name="P17">Nivel 3</text:p>
          </table:table-cell>
          <table:table-cell table:style-name="Tabla1.A1" office:value-type="string">
            <text:p text:style-name="P17">Nivel de máquina de sistema operativo</text:p>
          </table:table-cell>
          <table:table-cell table:style-name="Tabla1.A1" office:value-type="string">
            <text:p text:style-name="P17">Interpretación parcial por el sistema operativo.</text:p>
          </table:table-cell>
        </table:table-row>
        <table:table-row>
          <table:table-cell table:style-name="Tabla1.A1" office:value-type="string">
            <text:p text:style-name="P17">Nivel 2</text:p>
          </table:table-cell>
          <table:table-cell table:style-name="Tabla1.A1" office:value-type="string">
            <text:p text:style-name="P17">nivel de arquitectura de conjunto de instrucciones</text:p>
          </table:table-cell>
          <table:table-cell table:style-name="Tabla1.A1" office:value-type="string">
            <text:p text:style-name="P17">interpretación por parte del microcódigo o ejecución directa.</text:p>
          </table:table-cell>
        </table:table-row>
        <table:table-row>
          <table:table-cell table:style-name="Tabla1.A1" office:value-type="string">
            <text:p text:style-name="P17">Nivel 1</text:p>
          </table:table-cell>
          <table:table-cell table:style-name="Tabla1.A1" office:value-type="string">
            <text:p text:style-name="P17">Nivel de Microarquitectura o microcódigo</text:p>
          </table:table-cell>
          <table:table-cell table:style-name="Tabla1.A1" office:value-type="string">
            <text:p text:style-name="P17">Interpreta las instrucciones del nivel superior.</text:p>
          </table:table-cell>
        </table:table-row>
        <table:table-row>
          <table:table-cell table:style-name="Tabla1.A1" office:value-type="string">
            <text:p text:style-name="P17">Nivel 0</text:p>
          </table:table-cell>
          <table:table-cell table:style-name="Tabla1.A1" office:value-type="string">
            <text:p text:style-name="P17">Nivel de lógica digital</text:p>
          </table:table-cell>
          <table:table-cell table:style-name="Tabla1.A1" office:value-type="string">
            <text:p text:style-name="P17">ejecuta las instrucciones recibidas en los circuitos electrónicos.</text:p>
          </table:table-cell>
        </table:table-row>
      </table:table>
      <text:p text:style-name="P18"/>
      <text:list xml:id="list2615376100" text:style-name="L6">
        <text:list-item>
          <text:p text:style-name="P39">La arquitectura de computadora es <text:span text:style-name="T191">el estudio del diseño de las partes de un sistema de cómputo que los programadores pueden ver.</text:span> <text:s text:c="89"/><text:span text:style-name="T189">(U</text:span><text:span text:style-name="T188">n conjunto de reglas y métodos que describen la funcionalidad, integración, organización e implementación de los sistemas computacionales</text:span><text:span text:style-name="T189">)</text:span></text:p>
        </text:list-item>
      </text:list>
      <text:p text:style-name="Text_20_body"/>
      <text:list xml:id="list95628397" text:style-name="L7">
        <text:list-item>
          <text:p text:style-name="P40">La CPU <text:span text:style-name="T151">(Central Processing Unit)[Unidad Central de Procesamiento]</text:span> contiene:  </text:p>
          <text:list>
            <text:list-item>
              <text:p text:style-name="P40"><text:span text:style-name="T78">Unidad de control</text:span>: <text:span text:style-name="T172">Busca instrucciones de la memoria principal y según estas genera secuencias de control de los registros y de la ALU.</text:span></text:p>
            </text:list-item>
            <text:list-item>
              <text:p text:style-name="P40"><text:span text:style-name="T79">ALU (Aritmetic Logic Unit)[</text:span><text:span text:style-name="T78">Unidad Aritm</text:span><text:span text:style-name="T80">é</text:span><text:span text:style-name="T78">tic</text:span><text:span text:style-name="T80">a</text:span><text:span text:style-name="T78"> </text:span><text:span text:style-name="T79">Ló</text:span><text:span text:style-name="T78">gica</text:span><text:span text:style-name="T79">]</text:span><text:span text:style-name="T152">: Realiza operaciones aritméticas y lógicas bit a bit (como Suma, Resta, AND, OR, XOR, etc.) necesarias para ejecutar instrucciones.</text:span></text:p>
            </text:list-item>
            <text:list-item>
              <text:p text:style-name="P40"><text:span text:style-name="T78">Registros</text:span>: <text:span text:style-name="T172">Son memorias pequeñas y de alta velocidad que sirven para almacenar datos temporales.</text:span></text:p>
            </text:list-item>
          </text:list>
        </text:list-item>
      </text:list>
      <text:p text:style-name="Text_20_body"/>
      <text:list xml:id="list3038764878" text:style-name="L8">
        <text:list-item>
          <text:p text:style-name="P41">Para ejecutar una instrucción, la CPU:</text:p>
        </text:list-item>
      </text:list>
      <text:list xml:id="list2603333754" text:style-name="L9">
        <text:list-item>
          <text:list>
            <text:list-item>
              <text:p text:style-name="P69">Búsqueda:</text:p>
              <text:list>
                <text:list-header>
                  <text:p text:style-name="P34"><text:span text:style-name="T50">Se l</text:span><text:span text:style-name="T49">ocaliza en la memoria </text:span><text:span text:style-name="T51">principal</text:span><text:span text:style-name="T49"> la siguiente instrucción a ejecutar, </text:span><text:span text:style-name="T50">y se la coloca en el registro de instrucciones</text:span><text:span text:style-name="T49">.<text:line-break/></text:span></text:p>
                </text:list-header>
              </text:list>
            </text:list-item>
          </text:list>
        </text:list-item>
      </text:list>
      <text:list xml:id="list4062782605" text:style-name="L10">
        <text:list-item>
          <text:list>
            <text:list-item>
              <text:p text:style-name="P70">Decodificación:</text:p>
              <text:p text:style-name="P57"><text:s text:c="10"/>Se <text:span text:style-name="T195">examina</text:span> el tipo de instrucción que se trajo.</text:p>
              <text:p text:style-name="P57"/>
            </text:list-item>
          </text:list>
        </text:list-item>
      </text:list>
      <text:list xml:id="list550607521" text:style-name="L11">
        <text:list-item>
          <text:list>
            <text:list-item>
              <text:p text:style-name="P35"><text:span text:style-name="T52">Ejecu</text:span><text:span text:style-name="T53">ción:</text:span></text:p>
              <text:list>
                <text:list-header>
                  <text:p text:style-name="P42"><text:span text:style-name="T154">Se e</text:span>jecuta propiamente la instrucción, <text:span text:style-name="T154">(</text:span>la <text:span text:style-name="T154">ALU</text:span> realiza el operando<text:span text:style-name="T154">).</text:span></text:p>
                </text:list-header>
              </text:list>
            </text:list-item>
          </text:list>
        </text:list-item>
      </text:list>
      <text:p text:style-name="Text_20_body"/>
      <text:p text:style-name="Text_20_body"><text:soft-page-break/></text:p>
      <text:list xml:id="list2565144348" text:style-name="L12">
        <text:list-item>
          <text:p text:style-name="P43"><text:span text:style-name="T155"><text:s text:c="3"/>La ventaja de la CPU </text:span><text:span text:style-name="T113">RISC</text:span><text:span text:style-name="T155"> (</text:span><text:span text:style-name="T113">R</text:span><text:span text:style-name="T155">educed </text:span><text:span text:style-name="T113">I</text:span><text:span text:style-name="T155">nstruction </text:span><text:span text:style-name="T113">S</text:span><text:span text:style-name="T155">et </text:span><text:span text:style-name="T113">C</text:span><text:span text:style-name="T155">omputer)[Computadora de Conjunto de instrucciones Reducido] sobre la </text:span><text:span text:style-name="T113">CISC</text:span><text:span text:style-name="T155"> (</text:span><text:span text:style-name="T113">C</text:span><text:span text:style-name="T155">omplex </text:span><text:span text:style-name="T113">I</text:span><text:span text:style-name="T155">nstruction </text:span><text:span text:style-name="T113">S</text:span><text:span text:style-name="T155">et </text:span><text:span text:style-name="T113">C</text:span><text:span text:style-name="T155">omputer)[Computadora de Conjunto de instrucciones Complejo], e</text:span>s <text:span text:style-name="T156">la mayor </text:span><text:span text:style-name="T82">rapidez</text:span></text:p>
          <text:p text:style-name="P44"><text:span text:style-name="T156"><text:s/></text:span><text:span text:style-name="T190">(Por otro lado, si bien la CISC es mucho más lenta tiene su ventaja de ser compatible son software viejo existente)</text:span></text:p>
          <text:p text:style-name="P71"><text:span text:style-name="T156">P</text:span>rincipios del diseño RISC:</text:p>
          <text:p text:style-name="P58"><text:s text:c="4"/>_Ejecutar la mayor cantidad de instrucciones (las más simples) directamente en hardware ¡sin necesidad de interpretación por parte del microprograma!</text:p>
          <text:p text:style-name="P59"><text:s text:c="4"/>_<text:span text:style-name="T196">Maximizar el número de instrucciones por unidad de tiempo.</text:span></text:p>
          <text:p text:style-name="P60"><text:s text:c="4"/>_<text:span text:style-name="T198">Las instrucciones deben ser fáciles de decodificar. (Minimizando la cantidad de formatos de instrucciones)</text:span></text:p>
          <text:p text:style-name="P60"><text:s text:c="4"/>_<text:span text:style-name="T196">Solo las operaciones de carga y almacenamiento deben haces referencia a la memoria. (Ya que el acceso a la memoria es lento)</text:span></text:p>
          <text:p text:style-name="P60"><text:s text:c="4"/>_<text:span text:style-name="T197">Incluir abundantes registros. (Para evitar tener que acceder mucho a la memoria, se guarda lo que más se utiliza en los registros temporales)</text:span></text:p>
        </text:list-item>
      </text:list>
      <text:p text:style-name="Text_20_body"/>
      <text:list xml:id="list4250145581" text:style-name="L13">
        <text:list-item>
          <text:p text:style-name="P45"><text:span text:style-name="T157"><text:s text:c="3"/>FALSO. Algunas si se ejecutan en un solo ciclo, pero </text:span><text:span text:style-name="T158">otras</text:span><text:span text:style-name="T157"> necesitan de más ciclos.</text:span></text:p>
        </text:list-item>
      </text:list>
      <text:p text:style-name="Text_20_body"><text:tab/> <text:s text:c="8"/></text:p>
      <text:list xml:id="list804484630" text:style-name="L14">
        <text:list-item>
          <text:p text:style-name="P46"><text:s/><text:span text:style-name="T199">Una </text:span><text:span text:style-name="T120">fila de procesamiento</text:span><text:span text:style-name="T199"> consiste realizar en paralelo cada etapa del procesamiento de instrucciones en fila, es decir: es un solapamiento de pasos dentro de ciclo del camino de datos. <text:s text:c="14"/>Fig. 2-4</text:span></text:p>
          <text:p text:style-name="P47"><text:s text:c="2"/><text:span text:style-name="T159">Una</text:span> <text:span text:style-name="T112">Arquitectur</text:span><text:span text:style-name="T121">a</text:span><text:span text:style-name="T112"> superescalar </text:span><text:span text:style-name="T136">es un conjunto de dos o más filas de procesamiento </text:span><text:span text:style-name="T143">en paralelo</text:span><text:span text:style-name="T136">.</text:span><text:span text:style-name="T115"> <text:s text:c="24"/></text:span><text:span text:style-name="T200"><text:s text:c="15"/>Fig. 2-</text:span><text:span text:style-name="T201">5</text:span></text:p>
          <text:p text:style-name="P47"><text:span text:style-name="T122">[</text:span><text:span text:style-name="T136">Aunque para no multiplicar demasiado el hardware, las arquitecturas superescalares </text:span><text:span text:style-name="T137">emplean solo una fila de procesamiento y solo se le proporciona varias unidades funcionales a la etapa que más tiempo tarde en </text:span><text:span text:style-name="T146">procesarse</text:span><text:span text:style-name="T122">]</text:span></text:p>
        </text:list-item>
      </text:list>
      <text:p text:style-name="P10"><text:s text:c="5"/>FIGURA 2-6</text:p>
      <text:p text:style-name="P7"/>
      <text:list xml:id="list100809541386889" text:continue-numbering="true" text:style-name="L14">
        <text:list-item>
          <text:p text:style-name="P48"><text:s text:c="3"/><text:span text:style-name="T112">Multi</text:span><text:span text:style-name="T114">P</text:span><text:span text:style-name="T112">rocesadores: </text:span><text:span text:style-name="T75">Son </text:span><text:span text:style-name="T77">multiples</text:span><text:span text:style-name="T75"> </text:span><text:span text:style-name="T76">procesadores</text:span><text:span text:style-name="T75"> independientes </text:span><text:span text:style-name="T77">en u</text:span><text:span text:style-name="T68">na misma motherboard</text:span>, <text:span text:style-name="T163">y </text:span><text:span text:style-name="T162">a su vez pueden tener varios núcleos</text:span>. <text:span text:style-name="T161">[</text:span>Los procesadores <text:span text:style-name="T73">poseen memoria compartida</text:span><text:span text:style-name="T160">, y</text:span> compartirán los buses<text:span text:style-name="T161">]. </text:span><text:span text:style-name="T74">Tienen la ventaja de que son fáciles de programar.</text:span></text:p>
          <text:p text:style-name="P49"><text:s text:c="2"/><text:span text:style-name="T112"><text:s/>Multi</text:span><text:span text:style-name="T114">C</text:span><text:span text:style-name="T112">omputadoras:</text:span>  <text:span text:style-name="T68">Son </text:span><text:span text:style-name="T85">multiples </text:span><text:span text:style-name="T68">computadoras independientes</text:span> con sus propios recursos <text:span text:style-name="T160">[</text:span><text:span text:style-name="T73">No poseen memoria compartida,</text:span><text:span text:style-name="T144"> </text:span><text:span text:style-name="T145">sino que se comunican entre sí para simular una memoría compartida</text:span><text:span text:style-name="T160">]. </text:span><text:span text:style-name="T182">Se</text:span><text:span text:style-name="T181"> organiza</text:span><text:span text:style-name="T183">n</text:span><text:span text:style-name="T181"> en un cluster de cómputo </text:span><text:span text:style-name="T184">(o grid computing)</text:span><text:span text:style-name="T181"> </text:span><text:span text:style-name="T185">en el cual</text:span><text:span text:style-name="T181"> se reparten procesos.</text:span> <text:span text:style-name="T74">Tienen la ventaja de que son fáciles de construir.</text:span></text:p>
        </text:list-item>
      </text:list>
      <text:p text:style-name="P6"/>
      <text:p text:style-name="P9"/>
      <text:list xml:id="list100808403620169" text:continue-numbering="true" text:style-name="L14">
        <text:list-item>
          <text:p text:style-name="P50"><text:soft-page-break/><text:s text:c="3"/><text:span text:style-name="T167">FALSO.</text:span> Dependiendo de la cantidad de direcciones de memoria que se desee tener, el fabricante optara por palabras más o menos largas.</text:p>
          <text:p text:style-name="P50"/>
        </text:list-item>
        <text:list-item>
          <text:p text:style-name="P51"><text:s text:c="3"/><text:span text:style-name="T202">Las computadoras con esquema</text:span> <text:span text:style-name="T112">little endian</text:span> <text:span text:style-name="T168">ordenan los bytes</text:span> de una <text:span text:style-name="T202">palabra de derecha a izquierda (similar a la escritura hebrea),</text:span> <text:span text:style-name="T168">mientras que el esquema </text:span><text:span text:style-name="T116">b</text:span><text:span text:style-name="T112">ig endian</text:span> lo hace <text:span text:style-name="T168">de izquierda a derecha.</text:span></text:p>
          <text:p text:style-name="P52"><text:s text:c="4"/><text:span text:style-name="T203">Ambas representaciones son congruentes internamente. Pero cuando dos computadoras se quieren comunicar, una con cada una de estos dos esquemas diferentes, surgen problemas para la transmisión de registros, los cuales no tienen una solución sencilla.</text:span></text:p>
          <text:p text:style-name="P50"/>
        </text:list-item>
        <text:list-item>
          <text:p text:style-name="P50"><text:s text:c="3"/>Disminuir las operaciones de <text:span text:style-name="T169">entrada</text:span>/<text:span text:style-name="T169">salida a la memoria principal</text:span> y aumenta<text:span text:style-name="T171">ndo de esta manera</text:span> <text:span text:style-name="T170">la rapidez(</text:span>el “throughput”<text:span text:style-name="T170">)</text:span>. <text:span text:style-name="T170">Esto lo logra almacenando los datos que solamente se utilizan con mucha frecuencia.</text:span></text:p>
          <text:p text:style-name="P61">FIGURA 2-16</text:p>
          <text:p text:style-name="P50"/>
        </text:list-item>
        <text:list-item>
          <text:p text:style-name="P50"><text:s text:c="3"/>Mediante Buses.</text:p>
          <text:p text:style-name="P50"/>
        </text:list-item>
        <text:list-item>
          <text:p text:style-name="P53"><text:s text:c="3"/>E<text:span text:style-name="T173">l registro CP ó PC (Contador de Programa)[Program Counter]</text:span> <text:span text:style-name="T204">sirve para</text:span> <text:span text:style-name="T174">apuntar a la siguiente dirección de memoria en donde se encuentra la siguiente instrucción a ejecutar.</text:span></text:p>
          <text:p text:style-name="P62"/>
        </text:list-item>
      </text:list>
      <text:p text:style-name="P11"/>
      <text:list xml:id="list100808477753568" text:continue-numbering="true" text:style-name="L14">
        <text:list-item>
          <text:p text:style-name="P72"/>
          <text:list>
            <text:list-item>
              <text:p text:style-name="P64"><text:span text:style-name="T83">Compilador</text:span><text:span text:style-name="T128">:</text:span><text:span text:style-name="T1"> </text:span><text:span text:style-name="T8">Es un tipo de traductor que: </text:span><text:span text:style-name="T1">Traduce </text:span><text:span text:style-name="T3">los </text:span><text:span text:style-name="T1">programas de alto nivel </text:span><text:span text:style-name="T5">(como Java, C, etc)</text:span><text:span text:style-name="T1"> a lenguaje ensamblador, </text:span><text:span text:style-name="T5">o a lenguaje de máquina numérico</text:span><text:span text:style-name="T1">.</text:span></text:p>
            </text:list-item>
            <text:list-item>
              <text:p text:style-name="P65"><text:span text:style-name="T83">Ensamblador</text:span><text:span text:style-name="T128">: </text:span><text:span text:style-name="T9">Es un tipo de traductor que:</text:span><text:span text:style-name="T1"> Traduce programas escritos en</text:span><text:span text:style-name="T2"> </text:span><text:span text:style-name="T1">lenguaje ensamblador </text:span><text:span text:style-name="T5">(como Assembl</text:span><text:span text:style-name="T6">er</text:span><text:span text:style-name="T5">),</text:span><text:span text:style-name="T1"> </text:span><text:span text:style-name="T5">lenguaje que en esencia es una representción simbólica de un lenguaje de máquina numérico, a </text:span><text:span text:style-name="T7">el</text:span><text:span text:style-name="T5"> lenguaje de máquina numérico.</text:span></text:p>
              <text:p text:style-name="P73"><text:span text:style-name="T10">El lenguaje ensamblador e</text:span><text:span text:style-name="T5">s más dependiente de la máquina subyacente que los lenguajes de </text:span>alto nivel (es más difícil portarlo a otras plataformas)</text:p>
            </text:list-item>
            <text:list-item>
              <text:p text:style-name="P54"><text:span text:style-name="T81">Interpretador</text:span><text:span text:style-name="T112">:</text:span> traduce en tiempo real <text:span text:style-name="T205">por lo que no genera primero un programa equivalente</text:span>, <text:span text:style-name="T205">sino que</text:span> a medida que el programa se lee se va interpretando y ejecutando linea a linea.</text:p>
            </text:list-item>
          </text:list>
          <text:p text:style-name="P55"><text:s/></text:p>
          <text:p text:style-name="P55"/>
        </text:list-item>
        <text:list-item>
          <text:p text:style-name="P55"><text:s/></text:p>
          <text:list>
            <text:list-header>
              <text:p text:style-name="P74">01000101</text:p>
              <text:list>
                <text:list-header>
                  <text:p text:style-name="P76">Dec=69         Hex=45         Oct=105</text:p>
                </text:list-header>
              </text:list>
              <text:p text:style-name="P75"><text:soft-page-break/>00100101</text:p>
              <text:list text:continue-numbering="true">
                <text:list-header>
                  <text:p text:style-name="P94">Dec=37         Hex=25        Oct=45</text:p>
                </text:list-header>
              </text:list>
              <text:p text:style-name="P75">11001001 </text:p>
              <text:list text:continue-numbering="true">
                <text:list-header>
                  <text:p text:style-name="P94">Dec=201         Hex=C9         Oct=311</text:p>
                </text:list-header>
              </text:list>
              <text:p text:style-name="P75">11010011 </text:p>
              <text:list text:continue-numbering="true">
                <text:list-header>
                  <text:p text:style-name="P94">Dec=211         Hex=D3         Oct=323</text:p>
                </text:list-header>
              </text:list>
              <text:p text:style-name="P75">11000100 </text:p>
              <text:list text:continue-numbering="true">
                <text:list-header>
                  <text:p text:style-name="P94">Dec=196         Hex=C4         Oct=304</text:p>
                </text:list-header>
              </text:list>
              <text:p text:style-name="P75">10001010 </text:p>
              <text:list text:continue-numbering="true">
                <text:list-header>
                  <text:p text:style-name="P67"><text:span text:style-name="T93">Dec=138 </text:span><text:span text:style-name="T1">        </text:span><text:span text:style-name="T93">Hex=8A</text:span><text:span text:style-name="T1">        </text:span><text:span text:style-name="T93">Oct=212</text:span></text:p>
                  <text:p text:style-name="P94"/>
                </text:list-header>
              </text:list>
            </text:list-header>
          </text:list>
        </text:list-item>
        <text:list-item>
          <text:p text:style-name="P115"> </text:p>
          <text:list>
            <text:list-item>
              <text:p text:style-name="P68">7225:</text:p>
              <text:list>
                <text:list-item>
                  <text:p text:style-name="P50">binario: 1110000111001</text:p>
                </text:list-item>
                <text:list-item>
                  <text:p text:style-name="P50">hexadecimal: 1C39</text:p>
                </text:list-item>
                <text:list-item>
                  <text:p text:style-name="P50">octal:16071</text:p>
                </text:list-item>
              </text:list>
            </text:list-item>
            <text:list-item>
              <text:p text:style-name="P68">6234:</text:p>
              <text:list>
                <text:list-item>
                  <text:p text:style-name="P50">binario: 1100001011010</text:p>
                </text:list-item>
                <text:list-item>
                  <text:p text:style-name="P50">hexadecimal: 185A</text:p>
                </text:list-item>
                <text:list-item>
                  <text:p text:style-name="P50">octal:14132</text:p>
                  <text:p text:style-name="P50"/>
                </text:list-item>
              </text:list>
            </text:list-item>
          </text:list>
        </text:list-item>
        <text:list-item>
          <text:p text:style-name="P66"><text:span text:style-name="T1"><text:s text:c="2"/></text:span><text:span text:style-name="T69">Complemento a 2:</text:span><text:span text:style-name="T1">  001101101000<text:line-break/> <text:s text:c="2"/></text:span><text:span text:style-name="T69">Exceso 2^</text:span><text:span text:style-name="T70">(</text:span><text:span text:style-name="T69">m-1</text:span><text:span text:style-name="T70">)</text:span><text:span text:style-name="T69"> <text:s/></text:span><text:span text:style-name="T70">con </text:span><text:span text:style-name="T69">m=16:</text:span><text:span text:style-name="T1"> 0111001101101000</text:span></text:p>
        </text:list-item>
      </text:list>
      <text:p text:style-name="P5">    </text:p>
      <text:list xml:id="list1789319986" text:style-name="L15">
        <text:list-item>
          <text:p text:style-name="P77"><text:s text:c="3"/><text:span text:style-name="T175">Los n</text:span>úmeros con punto flotante se representan <text:span text:style-name="T175">en forma similar</text:span> a la notación científica: </text:p>
        </text:list-item>
      </text:list>
      <text:p text:style-name="P19"><text:span text:style-name="T68">Tienen 3 elementos:</text:span> </text:p>
      <text:list xml:id="list1619285256" text:style-name="L16">
        <text:list-item>
          <text:p text:style-name="P122"><text:span text:style-name="T112">signo </text:span>del número</text:p>
        </text:list-item>
        <text:list-item>
          <text:p text:style-name="P122"><text:span text:style-name="T112">exponente</text:span> (signo+magnitud) </text:p>
        </text:list-item>
        <text:list-item>
          <text:p text:style-name="P122"><text:span text:style-name="T112">magnitud</text:span> de la fracción (<text:span text:style-name="T134">mantisa</text:span>).</text:p>
        </text:list-item>
      </text:list>
      <text:p text:style-name="P18"/>
      <text:list xml:id="list1873462572" text:style-name="L17">
        <text:list-item>
          <text:p text:style-name="P78"><text:s text:c="3"/>Son inconvenientes que se presentan <text:span text:style-name="T178">debido a que </text:span><text:span text:style-name="T138">no nos alcanzan la cantidad de bits </text:span><text:span text:style-name="T147">del exponente del número de punto flotante</text:span><text:span text:style-name="T138"> para representarlo, </text:span><text:span text:style-name="T139">es decir,</text:span> <text:span text:style-name="T177">debido a la naturaleza finita de las computadoras</text:span>. <text:span text:style-name="T177">El </text:span><text:span text:style-name="T118">desbordamiento</text:span><text:span text:style-name="T138"> se</text:span> <text:span text:style-name="T177">produce cuando un número obtenido es demasiado grande, ya sea positivo o negativo. El </text:span><text:span text:style-name="T118">subdesbordamiento </text:span><text:span text:style-name="T138">es cuando el</text:span><text:span text:style-name="T147"> del</text:span><text:span text:style-name="T138"> número </text:span><text:span text:style-name="T99">se encuentra </text:span><text:span text:style-name="T100">demasiado </text:span><text:span text:style-name="T99">cercano al cero</text:span><text:span text:style-name="T138">. </text:span><text:span text:style-name="T165">(</text:span><text:span text:style-name="T162">Los subdesbordamientos son menos graves que los desbordamientos porque el 0 es una buena aproximación para resolver el problema</text:span><text:span text:style-name="T164">)</text:span></text:p>
        </text:list-item>
      </text:list>
      <text:p text:style-name="Text_20_body"/>
      <text:list xml:id="list3274132327" text:style-name="L18">
        <text:list-item>
          <text:p text:style-name="P79"><text:s text:c="3"/><text:span text:style-name="T97">FALSO. </text:span><text:span text:style-name="T98">Es mayor para números grandes.</text:span></text:p>
          <text:p text:style-name="P79"/>
        </text:list-item>
        <text:list-item>
          <text:p text:style-name="P79"><text:s text:c="3"/><text:span text:style-name="T179">FALSO</text:span>. <text:span text:style-name="T179">Es igual para los números pequeños que para los números grandes.</text:span></text:p>
        </text:list-item>
      </text:list>
      <text:p text:style-name="Text_20_body"/>
      <text:p text:style-name="Text_20_body"/>
      <text:p text:style-name="P139"><text:soft-page-break/>SISTEMAS OPERATIVOS</text:p>
      <text:list xml:id="list3705091316" text:style-name="L19">
        <text:list-item>
          <text:p text:style-name="P96"><text:span text:style-name="T128"><text:s text:c="3"/></text:span><text:span text:style-name="T83">Sistema operativo:</text:span><text:span text:style-name="T1"> componente intermedio </text:span><text:span text:style-name="T11">(por lo general un software)</text:span><text:span text:style-name="T1"> </text:span><text:span text:style-name="T12">que controla todos los recursos de la computadora y proporciona la base sobre la cual pueden escribirse los programas de aplicación</text:span><text:span text:style-name="T13">(programas de usuario)</text:span><text:span text:style-name="T12">.</text:span></text:p>
        </text:list-item>
      </text:list>
      <text:p text:style-name="P23">Sus 2 principales funciones son:</text:p>
      <text:p text:style-name="P21"><text:tab/>a) <text:span text:style-name="T68">Proveer </text:span><text:span text:style-name="T208">(un nivel de abstracción)</text:span><text:span text:style-name="T68"> una máquina extendida o máquina virtual</text:span> al usuario (más fácil de programar que la máquina real<text:span text:style-name="T207">) que oculta la complejidad del manejo del hardware a los programas de usuario</text:span>, <text:span text:style-name="T68">brindando capacidades adicionales</text:span><text:span text:style-name="T209"> como por</text:span> ej: memoria virtual.</text:p>
      <text:p text:style-name="P20"><text:tab/>b) <text:span text:style-name="T86">C</text:span><text:span text:style-name="T68">ontrolar </text:span><text:span text:style-name="T87">los</text:span><text:span text:style-name="T68"> recursos </text:span><text:span text:style-name="T206">(de hardware)</text:span><text:span text:style-name="T84"> </text:span><text:span text:style-name="T68">de cómputo </text:span>(<text:span text:style-name="T68">asigna</text:span><text:span text:style-name="T88">ndo de forma</text:span><text:span text:style-name="T68"> ordenada </text:span><text:span text:style-name="T88">la utilización</text:span><text:span text:style-name="T68"> de </text:span><text:span text:style-name="T89">cada</text:span><text:span text:style-name="T68"> recurso</text:span> <text:span text:style-name="T210">como la</text:span> CPU, impresoras, discos, <text:span text:style-name="T210">etc.;</text:span> <text:span text:style-name="T68">y evita</text:span><text:span text:style-name="T88">ndo</text:span><text:span text:style-name="T68"> colisiones, deadlocks, etc</text:span>. a causa de la concurrencia).</text:p>
      <text:p text:style-name="Text_20_body"/>
      <text:list xml:id="list3607590747" text:style-name="L20">
        <text:list-item>
          <text:p text:style-name="P80"><text:s text:c="3"/><text:span text:style-name="T215">Las </text:span><text:span text:style-name="T123">llamada</text:span><text:span text:style-name="T124">s</text:span><text:span text:style-name="T123"> al sistema</text:span><text:span text:style-name="T214"> son la interfaz por la cual los programas de usuario se comunican y le solicitan servicio a el SO.</text:span></text:p>
          <text:p text:style-name="P81"><text:span text:style-name="T212"><text:s text:c="4"/>Sirven para proveer funcionalidades más complejas que las del </text:span>hardware, implementadas mediante las funcionalidades simples que el hardware soporta.</text:p>
          <text:p text:style-name="P81"><text:s text:c="4"/><text:span text:style-name="T213">Por ejemplo cuando un proceso quiere guardar datos en el disco duro, el SO se encarga de las peculiaridades especificas del disco.</text:span></text:p>
        </text:list-item>
      </text:list>
      <text:p text:style-name="Text_20_body"/>
      <text:list xml:id="list17931599" text:style-name="L21">
        <text:list-item>
          <text:p text:style-name="P82">Un proceso es <text:span text:style-name="T211">basicamente</text:span> un programa en ejecución.</text:p>
        </text:list-item>
      </text:list>
      <text:p text:style-name="P22">Está formado por:</text:p>
      <text:list xml:id="list692057667" text:style-name="L22">
        <text:list-item>
          <text:p text:style-name="P123">Programa ejecutable(es decir, las instrucciones)</text:p>
        </text:list-item>
        <text:list-item>
          <text:p text:style-name="P124">Sus registros(pila, puntero de instrucciones, etc)</text:p>
        </text:list-item>
        <text:list-item>
          <text:p text:style-name="P125">Sus datos(variables y sus valores)</text:p>
          <text:p text:style-name="P138"/>
        </text:list-item>
      </text:list>
      <text:list xml:id="list2603789126" text:style-name="L23">
        <text:list-item>
          <text:p text:style-name="P83"><text:s text:c="2"/>1-VERDADERO</text:p>
        </text:list-item>
      </text:list>
      <text:p text:style-name="P16"><text:span text:style-name="T56">   <text:s text:c="10"/>  </text:span><text:span text:style-name="T30">2- FALSO</text:span></text:p>
      <text:p text:style-name="P13"/>
      <text:list xml:id="list3408511923" text:style-name="L24">
        <text:list-item>
          <text:p text:style-name="P99"/>
        </text:list-item>
      </text:list>
      <text:p text:style-name="P28"><text:span text:style-name="T30">1. </text:span><text:span text:style-name="T58">Directorio</text:span><text:span text:style-name="T64">:</text:span><text:span text:style-name="T56"> </text:span><text:span text:style-name="T30">Concepto que soportan la mayoría de los sistemas operativos para poder proporcionar un </text:span><text:span text:style-name="T37">espacio donde almacenar los archivos</text:span><text:span text:style-name="T39">(</text:span><text:span text:style-name="T40">=</text:span><text:span text:style-name="T65">carpeta</text:span><text:span text:style-name="T66">s=</text:span><text:span text:style-name="T67">fichero</text:span><text:span text:style-name="T66">s=files</text:span><text:span text:style-name="T39">)</text:span><text:span text:style-name="T37">.</text:span></text:p>
      <text:p text:style-name="P27"><text:span text:style-name="T30">2. </text:span><text:span text:style-name="T58">Ruta de acceso</text:span><text:span text:style-name="T59">(path)</text:span><text:span text:style-name="T64">:</text:span><text:span text:style-name="T61"> </text:span><text:span text:style-name="T62">(“camino”) </text:span><text:span text:style-name="T60">Es la</text:span><text:span text:style-name="T37"> lista de directorios que hay que recorrer desde el directorio raíz hasta llegar a </text:span><text:span text:style-name="T38">un</text:span><text:span text:style-name="T37"> archivo</text:span><text:span text:style-name="T30"> .</text:span><text:span text:style-name="T55">(Cada directorio se separa con </text:span><text:span text:style-name="T54">diagonales</text:span><text:span text:style-name="T55">)</text:span><text:span text:style-name="T31"> </text:span><text:span text:style-name="T33">[S</text:span><text:span text:style-name="T32">i la ruta de acceso comienza con una diagonal esto quiere decir que comienza en el directorio raíz</text:span><text:span text:style-name="T33">]</text:span></text:p>
      <text:p text:style-name="P27"><text:span text:style-name="T30">3. </text:span><text:span text:style-name="T58">Directorio de trabajo</text:span><text:span text:style-name="T64">:</text:span><text:span text:style-name="T61"> </text:span><text:span text:style-name="T63">Es aquel directorio en que se encuentra activo (“trabajando”) un</text:span><text:span text:style-name="T30"> proceso. </text:span><text:span text:style-name="T34">Para acceder a un directorio subyacente </text:span><text:span text:style-name="T35">al del trabajo</text:span><text:span text:style-name="T34">, </text:span><text:span text:style-name="T35">no se coloca en la ruta de acceso nada de la ruta hasta el directorio de trabajo, sino solamente la ruta subyacente (y sin la diagonal / del directorio raíz).</text:span></text:p>
      <text:p text:style-name="P140"/>
      <text:p text:style-name="P141"><text:soft-page-break/></text:p>
      <text:p text:style-name="Text_20_body"/>
      <text:list xml:id="list1069314644" text:style-name="L25">
        <text:list-item>
          <text:p text:style-name="P84"><text:s text:c="3"/>Los <text:span text:style-name="T112">bits rwx </text:span>(<text:span text:style-name="T112">R</text:span>ead, <text:span text:style-name="T112">W</text:span>rite y e<text:span text:style-name="T112">X</text:span>ecute) <text:span text:style-name="T216">son un código de protección binario de 9 bits, <text:s/>implementado por UNIX. El cual consta de tres campos, uno para el propietario, otro para los miembros del grupo del propietario(</text:span><text:span text:style-name="T166">el administrador del sistema divide a los usuarios en grupos</text:span><text:span text:style-name="T216">), y el otro para las demás personas. Cada campo consta de 3 bits, uno para leer, otro para escribir y otro para ejecutar, en donde cada uno permite o deniega el permiso correspondiente según sea un 0 ó un 1 (0→denegado, 1→permitido).</text:span></text:p>
          <text:p text:style-name="P85"><text:span text:style-name="T180"><text:s text:c="3"/>Sirven</text:span> <text:span text:style-name="T217">como medio de protección de los archivos de cada persona cuando varias personas tienen acceso a la misma computadora.</text:span></text:p>
          <text:p text:style-name="P95"><text:s/></text:p>
        </text:list-item>
      </text:list>
      <text:p text:style-name="P29"/>
      <text:list xml:id="list1486778278" text:style-name="L26">
        <text:list-item>
          <text:p text:style-name="P113"/>
          <text:list>
            <text:list-item>
              <text:p text:style-name="P97"><text:span text:style-name="T83">Archivo Regular</text:span><text:span text:style-name="T69">:</text:span><text:span text:style-name="T1"> un archivo común que no provee </text:span><text:span text:style-name="T14">ni</text:span><text:span text:style-name="T1"> impone una estructura de</text:span><text:span text:style-name="T69"> </text:span><text:span text:style-name="T1">archivos propia o interna.</text:span></text:p>
            </text:list-item>
            <text:list-item>
              <text:p text:style-name="P100"><text:span text:style-name="T83">Archivo Especial</text:span><text:span text:style-name="T69">:</text:span><text:span text:style-name="T1"> </text:span><text:span text:style-name="T19">es</text:span><text:span text:style-name="T1"> un</text:span><text:span text:style-name="T15">a abstracción</text:span><text:span text:style-name="T1"> </text:span><text:span text:style-name="T14">entre los usuarios</text:span><text:span text:style-name="T1"> </text:span><text:span text:style-name="T14">y los</text:span><text:span text:style-name="T1"> dispositivo</text:span><text:span text:style-name="T14">s de </text:span><text:span text:style-name="T16">E/S, </text:span><text:span text:style-name="T18">que oculta los detalles del hardware </text:span><text:span text:style-name="T22">de estos dispositivos</text:span><text:span text:style-name="T18"> al usuario</text:span><text:span text:style-name="T14">.</text:span><text:span text:style-name="T1"> </text:span><text:span text:style-name="T18">A</text:span><text:span text:style-name="T1">parece</text:span><text:span text:style-name="T16">n</text:span><text:span text:style-name="T1"> </text:span><text:span text:style-name="T16">como una forma de hacer que los disposit</text:span><text:span text:style-name="T17">i</text:span><text:span text:style-name="T16">vos de E/S se vean </text:span><text:span text:style-name="T20">y operen</text:span><text:span text:style-name="T16"> </text:span><text:span text:style-name="T21">simplemente</text:span><text:span text:style-name="T16"> como</text:span><text:span text:style-name="T1"> archivo</text:span><text:span text:style-name="T16">s </text:span><text:span text:style-name="T26">ordinarios</text:span><text:span text:style-name="T1">.</text:span></text:p>
            </text:list-item>
            <text:list-item>
              <text:p text:style-name="P101"><text:span text:style-name="T83">Tubería(pipe)</text:span><text:span text:style-name="T69">:</text:span><text:span text:style-name="T1"> </text:span><text:span text:style-name="T4">Es </text:span><text:span text:style-name="T23">un </text:span><text:span text:style-name="T27">tipo</text:span><text:span text:style-name="T23"> de pseudo</text:span><text:span text:style-name="T4">archivo que </text:span><text:span text:style-name="T23">se puede utilizar para conectar dos</text:span><text:span text:style-name="T1"> procesos </text:span><text:span text:style-name="T28">(de una misma computadora, </text:span><text:span text:style-name="T29">y también entre hilos</text:span><text:span text:style-name="T28">)</text:span><text:span text:style-name="T1">. </text:span><text:span text:style-name="T24">Hace que la comunicaión entre procesos se vea como la lectura y escritura ordinaria </text:span><text:span text:style-name="T25">de</text:span><text:span text:style-name="T24"> archivos.</text:span></text:p>
            </text:list-item>
          </text:list>
        </text:list-item>
      </text:list>
      <text:p text:style-name="P12"/>
      <text:list xml:id="list100808384169091" text:continue-numbering="true" text:style-name="L26">
        <text:list-item>
          <text:p text:style-name="P86"><text:s text:c="3"/>P<text:span text:style-name="T68">ara lograr la apariencia de paralelismo, el sistema operativo alterna rápidamente entre los procesos que se están ejecutando en un momento dado.</text:span> A esto se le llama <text:span text:style-name="T112">multipro</text:span><text:span text:style-name="T127">c</text:span><text:span text:style-name="T126">esamiento</text:span><text:span text:style-name="T112"> </text:span><text:span text:style-name="T148">(</text:span><text:span text:style-name="T125">multiprocessing</text:span><text:span text:style-name="T148">)</text:span>. La ventaja del multipro<text:span text:style-name="T218">cesamiento</text:span> es que <text:span text:style-name="T68">se aprovecha más la CPU cuando algún proceso está esperando por algún recurso.</text:span> <text:span text:style-name="T219">Se dice que <text:s/>aumenta el throughput(cantidad de procesamiento realizado en cierto periódo de tiempo).</text:span></text:p>
        </text:list-item>
      </text:list>
      <text:p text:style-name="Text_20_body"/>
      <text:list xml:id="list659610599" text:style-name="L27">
        <text:list-item>
          <text:p text:style-name="P102"/>
        </text:list-item>
      </text:list>
      <text:p text:style-name="P25">Un componente del SO se encarga del bloqueo, suspensión, reanudación, etc.</text:p>
      <text:p text:style-name="P25">de los procesos: <text:span text:style-name="T112">el planificador.</text:span></text:p>
      <text:p text:style-name="P24">Los propios componentes del SO generalmente se estructuran como</text:p>
      <text:p text:style-name="P24">procesos, y el planificador les da el uso de la CPU, tal como lo hace con los</text:p>
      <text:p text:style-name="P24">procesos de usuario</text:p>
      <text:p text:style-name="P19"/>
      <text:p text:style-name="P19">1.<text:span text:style-name="T68">(LISTO) </text:span><text:span text:style-name="T90">E</text:span><text:span text:style-name="T68">l proceso no está ocupando la CPU, pero está listo para hacerlo (no está esperando nada).</text:span></text:p>
      <text:p text:style-name="P31">Cuando hay múltiples procesos listos, el planificador va rotando entre ellos de acuerdo a alguna <text:s text:c="70"/>política determinada (ej: una lista cíclica: round robin). Esta política puede además incluir <text:s text:c="73"/>prioridades (un proceso de kernel tendrá mayor <text:span text:style-name="T57">prioridad que un proceso de usuario).</text:span></text:p>
      <text:p text:style-name="P30"/>
      <text:p text:style-name="P19"><text:soft-page-break/>2.<text:span text:style-name="T68">(BLOQUEADO) </text:span><text:span text:style-name="T91">E</text:span><text:span text:style-name="T68">l proceso está esperando por algún recurso (lectura de disco, </text:span><text:span text:style-name="T92">algún dato de la </text:span><text:span text:style-name="T68">red, etc.); no puede continuar por ahora.</text:span></text:p>
      <text:p text:style-name="P25"><text:span text:style-name="T220">[</text:span>Si un proceso se bloquea, el S.O. automáticamente lo deja de ejecutar y guarda su estado hasta que esté listo nuevamente<text:span text:style-name="T220">]</text:span></text:p>
      <text:p text:style-name="Text_20_body"/>
      <text:p text:style-name="P19">3.<text:span text:style-name="T68">(EN EJECUCIÓN) </text:span><text:span text:style-name="T91">E</text:span><text:span text:style-name="T68">l proceso está ocupando la CPU actualmente.</text:span></text:p>
      <text:p text:style-name="Text_20_body"/>
      <text:p text:style-name="Text_20_body"/>
      <text:p text:style-name="Text_20_body"/>
      <text:p text:style-name="Text_20_body"/>
      <text:list xml:id="list2432940649" text:style-name="L28">
        <text:list-item>
          <text:p text:style-name="P120"><text:span text:style-name="T30"><text:s text:c="2"/>Son las áreas del código problemáticas que modifican estructuras de datos compartidas </text:span><text:span text:style-name="T36">con otro/s proceso/s</text:span><text:span text:style-name="T30"> o acceden a recursos compartidos.</text:span></text:p>
        </text:list-item>
      </text:list>
      <text:p text:style-name="Text_20_body"/>
      <text:list xml:id="list1873738555" text:style-name="L29">
        <text:list-item>
          <text:p text:style-name="P103"><text:s text:c="2"/>Intercambio: Multiprogramación con particiones variables. La cantidad, tamaño y ubicación de las particiones es dinámica, se establece en el momento necesario. Su potencial problema es la fragmentación de la memoria y su solución es la compactación de la memoria.</text:p>
        </text:list-item>
      </text:list>
      <text:p text:style-name="P14"/>
      <text:p text:style-name="P14"/>
      <text:p text:style-name="P14"/>
      <text:list xml:id="list100810254267278" text:continue-numbering="true" text:style-name="L29">
        <text:list-item>
          <text:p text:style-name="P121"/>
        </text:list-item>
      </text:list>
      <text:list xml:id="list333942908" text:style-name="L30">
        <text:list-item>
          <text:list>
            <text:list-item>
              <text:p text:style-name="P116"><text:span text:style-name="T71">Mapa de bits</text:span><text:span text:style-name="T97">: con un mapa de bits la memoria se divide en unidades de asignación, pueden ser tan pequeñas como unas cuantas palabras o tan grandes como varios kilobytes. A cada unidad de asignación le corresponde un bit del mapa de bits. (0 libre, 1 ocupada). </text:span></text:p>
            </text:list-item>
            <text:list-item>
              <text:p text:style-name="P116"><text:span text:style-name="T71">Listas ligadas</text:span><text:span text:style-name="T72">(enlazadas)</text:span><text:span text:style-name="T97">:</text:span><text:span text:style-name="T111"> </text:span><text:span text:style-name="T97">Lista ligada de los segmentos de memoria asignados o libres, en donde un segmento puede ser un proceso o un hueco entre dos procesos. Cada entrada de la lista especifica un hueco (H) o un proceso (P), la dirección donde comienza, su longitud y un apuntador a la siguiente entrada. Se utilizan diversos algoritmos para asignar la memoria para un proceso de reciente creación o intercambiado (el adm. de memoria conoce la cantidad de memoria para asignar). Diversos algoritmos tales como el más simple “primero en ajustarse” (espacio lo suficientemente grande), con una pequeña variante “siguiente en ajustarse” (registro donde se encuentra el hueco adecuado), “mejor en ajustarse” (toma el mínimo hueco adecuado) y “peor ajuste” (toma siempre el hueco más grande disponible)</text:span></text:p>
            </text:list-item>
          </text:list>
        </text:list-item>
      </text:list>
      <text:p text:style-name="Text_20_body"/>
      <text:list xml:id="list2306343814" text:style-name="L31">
        <text:list-item>
          <text:p text:style-name="P104"><text:s text:c="3"/><text:span text:style-name="T223">Sirve para simular que el sistema tiene más memoria de la que realmente tiene. Da más espacio para que los procesos coloquen sus datos.</text:span></text:p>
          <text:p text:style-name="P104"><text:span text:style-name="T223">(</text:span>Permite direccionar un espacio de memoria mayor que la memoria física disponible<text:span text:style-name="T223">)</text:span></text:p>
        </text:list-item>
      </text:list>
      <text:p text:style-name="Text_20_body"/>
      <text:list xml:id="list3283258151" text:style-name="L32">
        <text:list-item>
          <text:p text:style-name="P105"><text:s text:c="3"/>Permite tener espacios virtuales de direccionamiento independiente. Utilidad: cuando se necesita porciones de memoria que crezcan independientemente y variable, y permite <text:soft-page-break/>aplicar protecciones mediante permisos para que un proceso leer/escribir segmentos que no son suyos.</text:p>
        </text:list-item>
      </text:list>
      <text:p text:style-name="Text_20_body"/>
      <text:list xml:id="list2914419520" text:style-name="L33">
        <text:list-item>
          <text:p text:style-name="P106"><text:s text:c="3"/><text:span text:style-name="T221">Abrir-Cerrar <text:s/>L</text:span>eer-<text:span text:style-name="T221">E</text:span>scribir <text:s/><text:span text:style-name="T222">Crear-Eliminar <text:s text:c="2"/>Buscar</text:span></text:p>
        </text:list-item>
      </text:list>
      <text:p text:style-name="Text_20_body"/>
      <text:list xml:id="list3763760320" text:style-name="L34">
        <text:list-item>
          <text:p text:style-name="P107"><text:s text:c="2"/>Tiene por finalidad ubicar el contenido de los archivos que se encuentran almacenados en el disco.</text:p>
          <text:p text:style-name="P107"/>
        </text:list-item>
        <text:list-item>
          <text:p text:style-name="P108"><text:s text:c="3"/>El SO debe proveer una interfaz simplificada <text:span text:style-name="T224">a</text:span> los programas de usuario para acceder a los dispositivos E/S.</text:p>
        </text:list-item>
      </text:list>
      <text:list xml:id="list4075984441" text:style-name="L35">
        <text:list-item>
          <text:p text:style-name="P114"><text:span text:style-name="T94">Debe proveer nombres uniformes, no importa el tipo de dispositivo de que se trate</text:span><text:span text:style-name="T109">.</text:span></text:p>
        </text:list-item>
        <text:list-item>
          <text:p text:style-name="P109">Manejo de errores lo más cerca del hardware posible.</text:p>
        </text:list-item>
        <text:list-item>
          <text:p text:style-name="P109">Simplificación del modelo de transferencia.</text:p>
        </text:list-item>
        <text:list-item>
          <text:p text:style-name="P109">Gestion de recursos que puedan compartirse concurrentemente y recursos que son de uso exclusivo. </text:p>
        </text:list-item>
      </text:list>
      <text:p text:style-name="Text_20_body"/>
      <text:list xml:id="list3699179160" text:style-name="L36">
        <text:list-item>
          <text:p text:style-name="P117"/>
        </text:list-item>
      </text:list>
      <text:list xml:id="list1934180825" text:style-name="L37">
        <text:list-item>
          <text:p text:style-name="P126"><text:span text:style-name="T71">Manejadores de interruptores:</text:span><text:span text:style-name="T97"> </text:span><text:span text:style-name="T101">Hace</text:span><text:span text:style-name="T104">n</text:span><text:span text:style-name="T101"> que la CPU suspenda sus actividades y atienda al proceso </text:span><text:span text:style-name="T102">q</text:span><text:span text:style-name="T101">ue estaba a la espera del dispositivo.</text:span></text:p>
          <text:p text:style-name="P130"/>
        </text:list-item>
        <text:list-item>
          <text:p text:style-name="P127"><text:span text:style-name="T71">Manejadores de dispositivos(device drivers):</text:span><text:span text:style-name="T97"> </text:span><text:span text:style-name="T107">Conforma los re</text:span><text:span text:style-name="T108">g</text:span><text:span text:style-name="T107">istros del dispositivo: verifica el estado.</text:span></text:p>
          <text:p text:style-name="P131"/>
        </text:list-item>
        <text:list-item>
          <text:p text:style-name="P127"><text:span text:style-name="T71">Software de E/S independiente del dispositivo:</text:span><text:span text:style-name="T97"> </text:span><text:span text:style-name="T103">proce</text:span><text:span text:style-name="T106">s</text:span><text:span text:style-name="T103">a la información de una manera que “d” pueda utilizar.</text:span></text:p>
          <text:p text:style-name="P132"/>
        </text:list-item>
        <text:list-item>
          <text:p text:style-name="P127"><text:span text:style-name="T71">Software E/S en espacio de usuario:</text:span><text:span text:style-name="T97"> </text:span><text:span text:style-name="T105">hacen</text:span><text:span text:style-name="T97"> llamadas a E/S, formatean E/S y ponen en cola.</text:span></text:p>
        </text:list-item>
      </text:list>
      <text:p text:style-name="P18"/>
      <text:list xml:id="list3133292029" text:style-name="L38">
        <text:list-item>
          <text:p text:style-name="P118"/>
        </text:list-item>
      </text:list>
      <text:list xml:id="list3130757813" text:style-name="L39">
        <text:list-item>
          <text:p text:style-name="P128"><text:span text:style-name="T110">LAN</text:span><text:span text:style-name="T97"> (Local Area Network): Un edificio o instalación(1km). Ej: Campos de la universidad.</text:span></text:p>
        </text:list-item>
        <text:list-item>
          <text:p text:style-name="P136"><text:span text:style-name="T95">MAN </text:span><text:span text:style-name="T94">(Metropolitan Area Network): Ciudad (10km). Ej: Internet por la red de TV por cable.</text:span></text:p>
        </text:list-item>
        <text:list-item>
          <text:p text:style-name="P128"><text:span text:style-name="T110">WAN</text:span><text:span text:style-name="T97"> (Wide Area Network): Provincia, País (10km-10000km). Ej: WAN gubernamental.</text:span></text:p>
        </text:list-item>
        <text:list-item>
          <text:p text:style-name="P128"><text:span text:style-name="T110">Interredes</text:span><text:span text:style-name="T97">(conexión de 2 o más redes): Ej: Internet.</text:span></text:p>
        </text:list-item>
      </text:list>
      <text:p text:style-name="P18"/>
      <text:list xml:id="list3570680157" text:style-name="L40">
        <text:list-item>
          <text:p text:style-name="P110"><text:s text:c="2"/>Es la disposición física de la red y su cableado. Se incluyen en 3 grandes categorías. Bus, Anillo y Estrella. LAN utiliza bus con un cableado coaxial, los equipos en esta topología se conectan a un único cable y la rotura de este cable inutiliza toda la red.</text:p>
        </text:list-item>
      </text:list>
      <text:p text:style-name="P4"/>
      <text:p text:style-name="P4"/>
      <text:p text:style-name="P4"><text:soft-page-break/>Redes</text:p>
      <text:list xml:id="list3599133538" text:style-name="L41">
        <text:list-item>
          <text:p text:style-name="P87"><text:s/>Las redes están organizadas como una serie de capas o niveles para reducir la complejidad de su diseño. Cada capa se construye sobre la inferior.</text:p>
        </text:list-item>
      </text:list>
      <text:p text:style-name="Text_20_body"/>
      <text:list xml:id="list854114030" text:style-name="L42">
        <text:list-item>
          <text:p text:style-name="P88"><text:s/>La relación entre una capa y la capa superior es que las primeras les ofrecen ciertos servicios a las segundas de modo que no tengan que ocuparse del detalle de la implementación real de los servicios.</text:p>
        </text:list-item>
      </text:list>
      <text:p text:style-name="Text_20_body"/>
      <text:list xml:id="list2973437109" text:style-name="L43">
        <text:list-item>
          <text:p text:style-name="P89"><text:s/><text:span text:style-name="T68">Las capas “pares” comparten el mismo protocolo.</text:span></text:p>
          <text:p text:style-name="P119">La relación entre dos capas pares es que cada par de capas transfiere datos e información de control al par de capas que está inmediatamente debajo del primer par, hasta llegar a las capas más bajas. Estos pares se comunican usando un protocolo que es un conjunto de reglas y convenciones que se siguen en la conversación entre las capas <text:span text:style-name="T225">Þ</text:span>l par. Entre cada par de capas adyacentes hay una interfaz.</text:p>
        </text:list-item>
      </text:list>
      <text:p text:style-name="Text_20_body"/>
      <text:list xml:id="list1825296858" text:style-name="L44">
        <text:list-item>
          <text:p text:style-name="P90"><text:s/>Una pila de protocolos es una lista de protocolos empleados por un sistema llamado arquitectura de red, cuyo propósito es brindar información suficiente al implementador para que cada capa obedezca de forma correcta el protocolo apropiado.</text:p>
        </text:list-item>
      </text:list>
      <text:p text:style-name="Text_20_body"/>
      <text:list xml:id="list790143156" text:style-name="L45">
        <text:list-item>
          <text:p text:style-name="P91"><text:s/>Una capa toma la carga útil de la capa superior y agrega un encabezado al principio del mensaje para identificarlo y pasar el resultado a la siguiente capa inferior. Este encabezado incluye información de control para que la capa en la máquina de destino pueda entregar los mensajes en el orden correcto si las capas inferiores no mantienen la secuencia.</text:p>
        </text:list-item>
      </text:list>
      <text:p text:style-name="Text_20_body"/>
      <text:list xml:id="list1231183534" text:style-name="L46">
        <text:list-item>
          <text:p text:style-name="P92"><text:s/>La interfaz de una capa está entre cada par de capas adyacentes y define cuáles operaciones y servicios primitivos ofrece la capa inferior a la superior. Además de minimizar la cantidad de información que se debe pasar entre capas, las interfaces bien definidas también simplifican el reemplazo de la implementación de una capa con una implementación completamente diferente.</text:p>
        </text:list-item>
      </text:list>
      <text:p text:style-name="Text_20_body"/>
      <text:list xml:id="list271581833" text:style-name="L47">
        <text:list-item>
          <text:p text:style-name="P93"><text:s/>Los servicios que una capa ofrece son otorgados a la capa que está encima de ella. Estos servicios definen cuáles son las operaciones que la capa está preparada para ejecutar en beneficio de sus usuarios.</text:p>
        </text:list-item>
      </text:list>
      <text:p text:style-name="Text_20_body"/>
      <text:list xml:id="list1574400965" text:style-name="L48">
        <text:list-item>
          <text:p text:style-name="P98"><text:span text:style-name="T1"><text:s/></text:span><text:span text:style-name="T69">Servicio:</text:span><text:span text:style-name="T1"> </text:span><text:span text:style-name="T97">Conjunto de operaciones que una capa puede realizar cuando una capa superior lo solicita.</text:span></text:p>
        </text:list-item>
      </text:list>
      <text:p text:style-name="Text_20_body"/>
      <text:list xml:id="list2278665193" text:style-name="L49">
        <text:list-item>
          <text:p text:style-name="P111"><text:soft-page-break/><text:s/><text:span text:style-name="T68">Protocolo:</text:span> <text:span text:style-name="T226">C</text:span>onjunto de reglas que definen el formato y significado de los datos intercambiados entre equipos de una red.<text:tab/></text:p>
          <text:p text:style-name="P111"/>
        </text:list-item>
        <text:list-item>
          <text:p text:style-name="P112"/>
        </text:list-item>
      </text:list>
      <text:list xml:id="list4103053973" text:style-name="L50">
        <text:list-item>
          <text:p text:style-name="P129"><text:span text:style-name="T129">Física</text:span><text:span text:style-name="T130">:</text:span><text:span text:style-name="T97"> se relaciona con el medio físico de transmisión. Ej: cable UTP, cable coaxial, fibra óptica, microondas, satélite, etc.</text:span></text:p>
        </text:list-item>
        <text:list-item>
          <text:p text:style-name="P137"><text:span text:style-name="T96">Enlace de datos:</text:span><text:span text:style-name="T97"> </text:span><text:span text:style-name="T94">comunicación entre máquinas “vecinas” (conectadas directamente). Realiza corrección y detección de errores de transmisión.</text:span></text:p>
        </text:list-item>
        <text:list-item>
          <text:p text:style-name="P129"><text:span text:style-name="T129">Red</text:span><text:span text:style-name="T110">:</text:span><text:span text:style-name="T97"> Define las rutas que seguirán los paquetes.</text:span></text:p>
        </text:list-item>
        <text:list-item>
          <text:p text:style-name="P129"><text:span text:style-name="T129">Transporte</text:span><text:span text:style-name="T110">:</text:span><text:span text:style-name="T97">Conexión “extremo a extremo” (origen-destino). Oculta el hecho de que entre origen y destino hay varios hosts.</text:span></text:p>
        </text:list-item>
        <text:list-item>
          <text:p text:style-name="P129"><text:span text:style-name="T129">Sesion</text:span><text:span text:style-name="T110">:</text:span><text:span text:style-name="T97"> Gestiona las sesiones entre origen y destino. Permite manejar el diálogo en el intercambio de datos (a quien le toca transmitir) y la sincronización (registro de checkpoints para reanudar transmisiones a partir del punto en el que estaba)</text:span></text:p>
        </text:list-item>
        <text:list-item>
          <text:p text:style-name="P129"><text:span text:style-name="T129">Presentación</text:span><text:span text:style-name="T110">: </text:span><text:span text:style-name="T97">Convierte los datos de la representación particular del host a una representación “estándar en el cable”, y viceversa</text:span></text:p>
        </text:list-item>
        <text:list-item>
          <text:p text:style-name="P134"><text:span text:style-name="T129">Aplicación:</text:span><text:span text:style-name="T97"> Contiene protocolos orientados a los servicios de los usuarios.</text:span></text:p>
        </text:list-item>
      </text:list>
      <text:p text:style-name="P133"/>
      <text:p text:style-name="P133"/>
      <text:list xml:id="list3560561109" text:style-name="L51">
        <text:list-item>
          <text:p text:style-name="P135"/>
        </text:list-item>
      </text:list>
      <text:p text:style-name="P26">Enlace de datos:</text:p>
      <text:p text:style-name="P22">Tarea principal: Tomar un medio en bruto y transformarlo en una línea que parezca libre de errores de transmisión no detectados a la capa de red. ¿Cómo? La cumple al hacer que el emisor divida los datos de entrada en marcos de datos, que transmite los marcos en forma secuencial y procese los marcos de acuse de recibo que devuelve el receptor.</text:p>
      <text:p text:style-name="P22">Ofrece varias clases de servicio distintas a la capa de la red, cada una con diferente calidad y precio.</text:p>
      <text:p text:style-name="P22">Otra consideración: como evitar que un transmisor velos sature de datos a un receptor lento. Se emplea un mecanismo de regulacion de trafico que el transmisor sepa cuanto espacio de almacenamiento temporal tiene el receptor en ese momento. Con frecuencia esta regulación de flujo y el manejo de errores están integrados.</text:p>
      <text:p text:style-name="P26">Red:</text:p>
      <text:p text:style-name="P22">Tarea principal: Se ocupa de controlar el funcionamiento de la subred. Una consideración clave de diseño es determinar cómo se encaminan los paquetes de la fuente a su destino. Las rutas se pueden basar en tablas estáticas que se “alambran” en la red y rara vez cambian, Pueden ser altamente dinámicas, determinandose de nuevo con cada paquete para reflejar la carga actual de la red.</text:p>
      <text:p text:style-name="P22">Si en la subred se encuentran presentes de masiados paquetes a la vez, se estorban mutuamente, formando cuellos de botella.</text:p>
      <text:p text:style-name="P22">Pueden surgir problemas cuando un paquete debe viajar de una red a otra para alcanzar su destino, pueden surgir problemas. El tipo de direcciones que usa la segunda red puede ser diferente del de la primera. La capa de red debe resolver todos estos problemas(no aceptación del paquete por su tamaño, protocolos pueden diferir) para lograr que se interconecten redes heterogéneas.</text:p>
      <text:p text:style-name="P26"><text:soft-page-break/>Transporte:</text:p>
      <text:p text:style-name="P22">Funcion basica: Aceptar datos de la capa de sesión, dividirlos en unidades más pequeñas si es necesario, pasarlos a la capa de red y asegurar que todos los pedazos lleguen correctamente al otro extremo. Todo esto se debe hacer de manera eficiente y en forma que aísle a las capas superiores de los cambios inevitables en la tecnología del hardware.</text:p>
      <text:p text:style-name="P22">La capa de transporte debe lograr que la multiplexión sea transparente para la capa de sesión.  Determina también qué tipo de servicio proporcionará a la capa de sesión y,finalmente, a los usuarios de la red. Además la capa de transporte debe cuidar de establecer y liberar las conexiones a través de la red. Esto requiere un mecanismo de asignación de nombre, también debe haber un mecanismo para regular el flujo de información. Tal mecanismo se llama control de flujo y desempeña un papel clave en la capa de transporte. </text:p>
      <text:p text:style-name="P26">Aplicación:</text:p>
      <text:p text:style-name="P22">Contiene varios protocolos que se necesitan con frecuencia. Una forma de resolver este problema es definir una terminal virtual de red abstracto que los editores y otros programas puedan manejar. </text:p>
      <text:p text:style-name="P22">Otra función de la capa de aplicación es la transferencia de archivos.  La transferencia de un archivo entre dos sistemas diferentes requiere la resolución de convención de los nombres de archivo, formas diferentes de representar líneas de texto, etc y otras incompatibilidad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ource Sans Pro" svg:font-family="'Source Sans Pro'"/>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7:59:52.622545802</meta:creation-date>
    <dc:date>2017-11-13T10:08:08.159443128</dc:date>
    <meta:editing-duration>P1DT22H5M57S</meta:editing-duration>
    <meta:editing-cycles>358</meta:editing-cycles>
    <meta:generator>LibreOffice/5.4.3.2$Linux_X86_64 LibreOffice_project/40m0$Build-2</meta:generator>
    <meta:document-statistic meta:table-count="1" meta:image-count="0" meta:object-count="0" meta:page-count="12" meta:paragraph-count="204" meta:word-count="3698" meta:character-count="23630" meta:non-whitespace-character-count="19626"/>
  </office:meta>
</office:document-meta>
</file>